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0.628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.667cm"/>
    </style:style>
    <style:style style:name="co8" style:family="table-column">
      <style:table-column-properties fo:break-before="auto" style:column-width="1.311cm"/>
    </style:style>
    <style:style style:name="co9" style:family="table-column">
      <style:table-column-properties fo:break-before="auto" style:column-width="1.011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1.558cm"/>
    </style:style>
    <style:style style:name="co13" style:family="table-column">
      <style:table-column-properties fo:break-before="auto" style:column-width="1.475cm"/>
    </style:style>
    <style:style style:name="co14" style:family="table-column">
      <style:table-column-properties fo:break-before="auto" style:column-width="1.201cm"/>
    </style:style>
    <style:style style:name="co15" style:family="table-column">
      <style:table-column-properties fo:break-before="auto" style:column-width="1.175cm"/>
    </style:style>
    <style:style style:name="co16" style:family="table-column">
      <style:table-column-properties fo:break-before="auto" style:column-width="1.776cm"/>
    </style:style>
    <style:style style:name="co17" style:family="table-column">
      <style:table-column-properties fo:break-before="auto" style:column-width="1.284cm"/>
    </style:style>
    <style:style style:name="co18" style:family="table-column">
      <style:table-column-properties fo:break-before="auto" style:column-width="0.792cm"/>
    </style:style>
    <style:style style:name="co19" style:family="table-column">
      <style:table-column-properties fo:break-before="auto" style:column-width="1.393cm"/>
    </style:style>
    <style:style style:name="co20" style:family="table-column">
      <style:table-column-properties fo:break-before="auto" style:column-width="0.818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1.037cm"/>
    </style:style>
    <style:style style:name="co23" style:family="table-column">
      <style:table-column-properties fo:break-before="auto" style:column-width="0.873cm"/>
    </style:style>
    <style:style style:name="co24" style:family="table-column">
      <style:table-column-properties fo:break-before="auto" style:column-width="0.982cm"/>
    </style:style>
    <style:style style:name="co25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ff00"/>
      <style:text-properties fo:color="#000000" fo:font-size="8pt"/>
    </style:style>
    <style:style style:name="ce2" style:family="table-cell" style:parent-style-name="Default">
      <style:table-cell-properties fo:background-color="#ffff99" fo:border="none"/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fo:color="#000000" fo:font-size="8pt"/>
    </style:style>
    <style:style style:name="ce5" style:family="table-cell" style:parent-style-name="Default">
      <style:table-cell-properties fo:background-color="transparent" fo:border="none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 fo:font-size="22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b3b3b3"/>
    </style:style>
    <style:style style:name="ce9" style:family="table-cell" style:parent-style-name="Default" style:data-style-name="N0">
      <style:table-cell-properties fo:background-color="#00ff00"/>
      <style:text-properties fo:color="#b3b3b3" fo:font-size="8pt"/>
    </style:style>
    <style:style style:name="ce10" style:family="table-cell" style:parent-style-name="Default">
      <style:table-cell-properties fo:background-color="#ffff99" fo:border="none"/>
      <style:text-properties fo:color="#b3b3b3"/>
    </style:style>
    <style:style style:name="ce11" style:family="table-cell" style:parent-style-name="Default">
      <style:text-properties style:use-window-font-color="true" style:font-name="FreeMono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ackground-color="#00ffff"/>
      <style:text-properties style:use-window-font-color="true" fo:font-size="22pt"/>
    </style:style>
    <style:style style:name="ce14" style:family="table-cell" style:parent-style-name="Default">
      <style:table-cell-properties fo:background-color="#00ffff"/>
      <style:text-properties fo:color="#1a1a1a" style:font-name="DejaVu Sans" fo:font-size="11pt" fo:language="none" fo:country="none" style:font-name-asian="DejaVu Sans" style:font-size-asian="11pt" style:language-asian="none" style:country-asian="none" style:font-name-complex="DejaVu Sans" style:font-size-complex="11pt" style:language-complex="none" style:country-complex="none"/>
    </style:style>
    <style:style style:name="ce15" style:family="table-cell" style:parent-style-name="Default">
      <style:table-cell-properties fo:background-color="#00ff00"/>
      <style:text-properties fo:color="#b3b3b3"/>
    </style:style>
    <style:style style:name="ce16" style:family="table-cell" style:parent-style-name="Default" style:data-style-name="N0">
      <style:text-properties fo:color="#b3b3b3" fo:font-size="8pt"/>
    </style:style>
    <style:style style:name="ce17" style:family="table-cell" style:parent-style-name="Default">
      <style:table-cell-properties fo:background-color="#00ffff"/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fo:color="#b3b3b3"/>
    </style:style>
    <style:style style:name="ce19" style:family="table-cell" style:parent-style-name="Default">
      <style:text-properties fo:color="#b3b3b3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00ff00"/>
      <style:text-properties fo:color="#000000" fo:font-size="10pt" style:font-size-asian="10pt" style:font-size-complex="10pt"/>
    </style:style>
    <style:style style:name="ce21" style:family="table-cell" style:parent-style-name="Default">
      <style:table-cell-properties fo:background-color="#ffff99" fo:border="none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ff99"/>
      <style:text-properties style:font-name="Liberation Sans" style:font-name-asian="DejaVu Sans1" style:font-name-complex="DejaVu Sans1"/>
    </style:style>
    <style:style style:name="ce24" style:family="table-cell" style:parent-style-name="Default">
      <style:table-cell-properties fo:background-color="#ffff99"/>
      <style:text-properties fo:color="#b3b3b3"/>
    </style:style>
    <style:style style:name="ce25" style:family="table-cell" style:parent-style-name="Default">
      <style:table-cell-properties fo:background-color="#00ffff"/>
      <style:text-properties fo:color="#b3b3b3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able-cell-properties fo:background-color="#ffff99"/>
      <style:text-properties fo:language="zxx" fo:country="none" style:font-name-asian="DejaVu Sans" style:font-size-asian="5.59999990463257pt" style:language-asian="zxx" style:country-asian="none" style:font-name-complex="DejaVu Sans" style:font-size-complex="5.59999990463257pt" style:language-complex="zxx" style:country-complex="none"/>
    </style:style>
    <style:style style:name="ce28" style:family="table-cell" style:parent-style-name="Default">
      <style:table-cell-properties fo:background-color="#00ffff"/>
      <style:text-properties fo:color="#c0c0c0"/>
    </style:style>
    <style:style style:name="ce29" style:family="table-cell" style:parent-style-name="Default">
      <style:table-cell-properties fo:background-color="transparent"/>
      <style:text-properties fo:color="#c0c0c0"/>
    </style:style>
    <style:style style:name="ce30" style:family="table-cell" style:parent-style-name="Default">
      <style:text-properties fo:color="#c0c0c0"/>
    </style:style>
    <style:style style:name="ce31" style:family="table-cell" style:parent-style-name="Default">
      <style:table-cell-properties fo:background-color="#ffff99" fo:border="none"/>
      <style:text-properties fo:color="#c0c0c0"/>
    </style:style>
    <style:style style:name="ce32" style:family="table-cell" style:parent-style-name="Default">
      <style:table-cell-properties fo:background-color="#ffff99"/>
      <style:text-properties style:use-window-font-color="true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ffff99" fo:border="none"/>
      <style:text-properties style:font-name="Liberation Sans" style:font-name-asian="DejaVu Sans1" style:font-name-complex="DejaVu Sans1"/>
    </style:style>
    <style:style style:name="ce36" style:family="table-cell" style:parent-style-name="Default" style:data-style-name="N0">
      <style:table-cell-properties fo:wrap-option="wrap"/>
      <style:text-properties fo:color="#b3b3b3" style:text-outline="false" style:text-line-through-style="none" style:font-name="Liberation Serif" fo:font-size="8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ackground-color="#00ff00"/>
      <style:text-properties fo:font-size="8pt"/>
    </style:style>
    <style:style style:name="ce38" style:family="table-cell" style:parent-style-name="Default" style:data-style-name="N0">
      <style:text-properties fo:font-size="8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ce8"/>
        <table:table-column table:style-name="co4" table:default-cell-style-name="Default"/>
        <table:table-column table:style-name="co3" table:default-cell-style-name="ce8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3" table:default-cell-style-name="ce8"/>
        <table:table-column table:style-name="co8" table:default-cell-style-name="Default"/>
        <table:table-column table:style-name="co3" table:default-cell-style-name="ce8"/>
        <table:table-column table:style-name="co9" table:default-cell-style-name="Default"/>
        <table:table-column table:style-name="co3" table:default-cell-style-name="ce8"/>
        <table:table-column table:style-name="co11" table:default-cell-style-name="ce30"/>
        <table:table-column table:style-name="co3" table:default-cell-style-name="ce8"/>
        <table:table-column table:style-name="co11" table:default-cell-style-name="ce30"/>
        <table:table-column table:style-name="co3" table:default-cell-style-name="ce8"/>
        <table:table-column table:style-name="co12" table:default-cell-style-name="ce30"/>
        <table:table-column table:style-name="co3" table:default-cell-style-name="ce8"/>
        <table:table-column table:style-name="co13" table:default-cell-style-name="Default"/>
        <table:table-column table:style-name="co3" table:default-cell-style-name="ce8"/>
        <table:table-column table:style-name="co14" table:default-cell-style-name="Default"/>
        <table:table-column table:style-name="co3" table:default-cell-style-name="ce8"/>
        <table:table-column table:style-name="co15" table:default-cell-style-name="Default"/>
        <table:table-column table:style-name="co3" table:default-cell-style-name="ce8"/>
        <table:table-column table:style-name="co16" table:default-cell-style-name="Default"/>
        <table:table-column table:style-name="co3" table:default-cell-style-name="ce8"/>
        <table:table-column table:style-name="co17" table:default-cell-style-name="Default"/>
        <table:table-column table:style-name="co18" table:default-cell-style-name="ce8"/>
        <table:table-column table:style-name="co19" table:default-cell-style-name="Default"/>
        <table:table-column table:style-name="co20" table:default-cell-style-name="ce8"/>
        <table:table-column table:style-name="co9" table:default-cell-style-name="Default"/>
        <table:table-column table:style-name="co21" table:default-cell-style-name="ce8"/>
        <table:table-column table:style-name="co22" table:default-cell-style-name="Default"/>
        <table:table-column table:style-name="co23" table:default-cell-style-name="ce8"/>
        <table:table-column table:style-name="co24" table:default-cell-style-name="Default"/>
        <table:table-column table:style-name="co21" table:default-cell-style-name="ce8"/>
        <table:table-column table:style-name="co25" table:default-cell-style-name="Default"/>
        <table:table-column table:style-name="co10" table:number-columns-repeated="985" table:default-cell-style-name="Default"/>
        <table:table-row table:style-name="ro1">
          <table:table-cell table:number-columns-repeated="2"/>
          <table:table-cell table:style-name="ce7" office:value-type="string">
            <text:p>Variables:</text:p>
          </table:table-cell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</text:p>
          </table:table-cell>
          <table:table-cell office:value-type="string">
            <text:p>=</text:p>
          </table:table-cell>
          <table:table-cell table:style-name="ce8" office:value-type="string">
            <text:p>sda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1">
            <text:p>1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1">
          <table:table-cell table:number-columns-repeated="2"/>
          <table:table-cell table:style-name="ce7" office:value-type="string">
            <text:p>http://conky.sourceforge.net/variables.html</text:p>
          </table:table-cell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home</text:p>
          </table:table-cell>
          <table:table-cell office:value-type="string">
            <text:p>=</text:p>
          </table:table-cell>
          <table:table-cell table:style-name="ce8" office:value-type="string">
            <text:p>sda</text:p>
          </table:table-cell>
          <table:table-cell/>
          <table:table-cell table:style-name="ce8"/>
          <table:table-cell/>
          <table:table-cell table:style-name="ce8" office:value-type="string">
            <text:p>color1</text:p>
          </table:table-cell>
          <table:table-cell office:value-type="string">
            <text:p>=</text:p>
          </table:table-cell>
          <table:table-cell table:style-name="ce8" office:value-type="string">
            <text:p>ffffff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2">
            <text:p>2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media/datadisk</text:p>
          </table:table-cell>
          <table:table-cell office:value-type="string">
            <text:p>=</text:p>
          </table:table-cell>
          <table:table-cell table:style-name="ce8" office:value-type="string">
            <text:p>sdb</text:p>
          </table:table-cell>
          <table:table-cell/>
          <table:table-cell table:style-name="ce8"/>
          <table:table-cell/>
          <table:table-cell table:style-name="ce8" office:value-type="string">
            <text:p>color2</text:p>
          </table:table-cell>
          <table:table-cell office:value-type="string">
            <text:p>=</text:p>
          </table:table-cell>
          <table:table-cell table:style-name="ce8" office:value-type="string">
            <text:p>ff0000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3">
            <text:p>3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1">
          <table:table-cell table:number-columns-repeated="2"/>
          <table:table-cell table:style-name="ce7" office:value-type="string">
            <text:p>Colorcodes:</text:p>
          </table:table-cell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media/misc</text:p>
          </table:table-cell>
          <table:table-cell office:value-type="string">
            <text:p>=</text:p>
          </table:table-cell>
          <table:table-cell table:style-name="ce8" office:value-type="string">
            <text:p>sda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4">
            <text:p>4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1">
          <table:table-cell table:number-columns-repeated="2"/>
          <table:table-cell table:style-name="ce7" office:value-type="string">
            <text:p>http://sedition.com/perl/rgb.html</text:p>
          </table:table-cell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media/warez</text:p>
          </table:table-cell>
          <table:table-cell office:value-type="string">
            <text:p>=</text:p>
          </table:table-cell>
          <table:table-cell table:style-name="ce8" office:value-type="string">
            <text:p>sdc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5">
            <text:p>5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1">
          <table:table-cell table:number-columns-repeated="4"/>
          <table:table-cell table:style-name="ce19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1">
          <table:table-cell table:style-name="ce1" office:value-type="string">
            <text:p>Width Config</text:p>
          </table:table-cell>
          <table:table-cell table:style-name="ce4"/>
          <table:table-cell table:style-name="ce9"/>
          <table:table-cell table:style-name="ce15"/>
          <table:table-cell table:style-name="ce20" office:value-type="string">
            <text:p>80</text:p>
          </table:table-cell>
          <table:table-cell table:style-name="ce15"/>
          <table:table-cell table:style-name="ce20" office:value-type="float" office:value="80">
            <text:p>80</text:p>
          </table:table-cell>
          <table:table-cell table:style-name="ce15"/>
          <table:table-cell table:style-name="ce20" office:value-type="float" office:value="70">
            <text:p>70</text:p>
          </table:table-cell>
          <table:table-cell table:style-name="ce15"/>
          <table:table-cell table:style-name="ce20" office:value-type="float" office:value="50">
            <text:p>50</text:p>
          </table:table-cell>
          <table:table-cell table:style-name="ce15"/>
          <table:table-cell table:style-name="ce20" office:value-type="float" office:value="120">
            <text:p>120</text:p>
          </table:table-cell>
          <table:table-cell table:style-name="ce15"/>
          <table:table-cell table:style-name="ce20" office:value-type="float" office:value="60">
            <text:p>60</text:p>
          </table:table-cell>
          <table:table-cell table:style-name="ce15"/>
          <table:table-cell table:style-name="ce20" office:value-type="float" office:value="60">
            <text:p>60</text:p>
          </table:table-cell>
          <table:table-cell table:style-name="ce15"/>
          <table:table-cell table:style-name="ce20" office:value-type="float" office:value="40">
            <text:p>40</text:p>
          </table:table-cell>
          <table:table-cell table:style-name="ce15"/>
          <table:table-cell table:style-name="ce20" office:value-type="float" office:value="70">
            <text:p>70</text:p>
          </table:table-cell>
          <table:table-cell table:style-name="ce15"/>
          <table:table-cell table:style-name="ce20" office:value-type="float" office:value="100">
            <text:p>100</text:p>
          </table:table-cell>
          <table:table-cell table:style-name="ce15"/>
          <table:table-cell table:style-name="ce20" office:value-type="float" office:value="80">
            <text:p>80</text:p>
          </table:table-cell>
          <table:table-cell table:style-name="ce15"/>
          <table:table-cell table:style-name="ce20" office:value-type="float" office:value="130">
            <text:p>130</text:p>
          </table:table-cell>
          <table:table-cell table:style-name="ce15"/>
          <table:table-cell table:style-name="ce20" office:value-type="float" office:value="230">
            <text:p>230</text:p>
          </table:table-cell>
          <table:table-cell table:style-name="ce15"/>
          <table:table-cell table:style-name="ce34" office:value-type="float" office:value="120">
            <text:p>120</text:p>
          </table:table-cell>
          <table:table-cell table:style-name="ce15"/>
          <table:table-cell table:style-name="ce34" office:value-type="float" office:value="70">
            <text:p>70</text:p>
          </table:table-cell>
          <table:table-cell table:style-name="ce15"/>
          <table:table-cell table:style-name="ce34" office:value-type="float" office:value="70">
            <text:p>70</text:p>
          </table:table-cell>
          <table:table-cell table:style-name="ce15"/>
          <table:table-cell table:style-name="ce34" office:value-type="float" office:value="70">
            <text:p>70</text:p>
          </table:table-cell>
          <table:table-cell table:style-name="ce15"/>
          <table:table-cell table:style-name="ce34"/>
          <table:table-cell table:style-name="ce37" table:number-columns-repeated="4"/>
          <table:table-cell table:style-name="ce38" table:number-columns-repeated="981"/>
        </table:table-row>
        <table:table-row table:style-name="ro2">
          <table:table-cell table:number-columns-repeated="3"/>
          <table:table-cell table:style-name="ce16" office:value-type="float" office:value="5">
            <text:p>5</text:p>
          </table:table-cell>
          <table:table-cell table:style-name="ce8"/>
          <table:table-cell table:style-name="ce16" table:formula="of:=[.D8]+[.E7]" office:value-type="float" office:value="85">
            <text:p>85</text:p>
          </table:table-cell>
          <table:table-cell table:style-name="ce8"/>
          <table:table-cell table:style-name="ce16" table:formula="of:=[.F8]+[.G7]" office:value-type="float" office:value="165">
            <text:p>165</text:p>
          </table:table-cell>
          <table:table-cell table:style-name="ce8"/>
          <table:table-cell table:style-name="ce16" table:formula="of:=[.H8]+[.I7]" office:value-type="float" office:value="235">
            <text:p>235</text:p>
          </table:table-cell>
          <table:table-cell table:style-name="ce8"/>
          <table:table-cell table:style-name="ce16" table:formula="of:=[.J8]+[.K7]" office:value-type="float" office:value="285">
            <text:p>285</text:p>
          </table:table-cell>
          <table:table-cell table:style-name="ce8"/>
          <table:table-cell table:style-name="ce16" table:formula="of:=[.L8]+[.M7]" office:value-type="float" office:value="405">
            <text:p>405</text:p>
          </table:table-cell>
          <table:table-cell table:style-name="ce8"/>
          <table:table-cell table:style-name="ce16" table:formula="of:=[.N8]+[.O7]" office:value-type="float" office:value="465">
            <text:p>465</text:p>
          </table:table-cell>
          <table:table-cell table:style-name="ce8"/>
          <table:table-cell table:style-name="ce16" table:formula="of:=[.P8]+[.Q7]" office:value-type="float" office:value="525">
            <text:p>525</text:p>
          </table:table-cell>
          <table:table-cell table:style-name="ce8"/>
          <table:table-cell table:style-name="ce16" table:formula="of:=[.R8]+[.S7]" office:value-type="float" office:value="565">
            <text:p>565</text:p>
          </table:table-cell>
          <table:table-cell table:style-name="ce8"/>
          <table:table-cell table:style-name="ce16" table:formula="of:=[.T8]+[.U7]" office:value-type="float" office:value="635">
            <text:p>635</text:p>
          </table:table-cell>
          <table:table-cell table:style-name="ce8"/>
          <table:table-cell table:style-name="ce16" table:formula="of:=[.V8]+[.W7]" office:value-type="float" office:value="735">
            <text:p>735</text:p>
          </table:table-cell>
          <table:table-cell table:style-name="ce8"/>
          <table:table-cell table:style-name="ce16" table:formula="of:=[.X8]+[.Y7]" office:value-type="float" office:value="815">
            <text:p>815</text:p>
          </table:table-cell>
          <table:table-cell table:style-name="ce8"/>
          <table:table-cell table:style-name="ce16" table:formula="of:=[.Z8]+[.AA7]" office:value-type="float" office:value="945">
            <text:p>945</text:p>
          </table:table-cell>
          <table:table-cell table:style-name="ce8"/>
          <table:table-cell table:style-name="ce16" table:formula="of:=[.AB8]+[.AC7]" office:value-type="float" office:value="1175">
            <text:p>1175</text:p>
          </table:table-cell>
          <table:table-cell table:style-name="ce16" office:value-type="string">
            <text:p>name</text:p>
          </table:table-cell>
          <table:table-cell table:style-name="ce16" table:formula="of:=[.AD8]+[.AE7]" office:value-type="float" office:value="1295">
            <text:p>1295</text:p>
          </table:table-cell>
          <table:table-cell table:style-name="ce16" office:value-type="string">
            <text:p>cpu</text:p>
          </table:table-cell>
          <table:table-cell table:style-name="ce16" table:formula="of:=[.AF8]+[.AG7]" office:value-type="float" office:value="1365">
            <text:p>1365</text:p>
          </table:table-cell>
          <table:table-cell table:style-name="ce16" office:value-type="string">
            <text:p>mem</text:p>
          </table:table-cell>
          <table:table-cell table:style-name="ce16" table:formula="of:=[.AH8]+[.AI7]" office:value-type="float" office:value="1435">
            <text:p>1435</text:p>
          </table:table-cell>
          <table:table-cell table:style-name="ce16" office:value-type="string">
            <text:p>pid</text:p>
          </table:table-cell>
          <table:table-cell table:style-name="ce16" table:formula="of:=[.AJ8]+[.AK7]" office:value-type="float" office:value="1505">
            <text:p>1505</text:p>
          </table:table-cell>
          <table:table-cell table:style-name="ce36" office:value-type="string">
            <text:p>io_perc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display row 1</text:p>
          </table:table-cell>
          <table:table-cell table:style-name="ce5"/>
          <table:table-cell table:style-name="ce10" office:value-type="string">
            <text:p>${font Monospace:size=12}</text:p>
          </table:table-cell>
          <table:table-cell table:style-name="ce10" table:formula="of:=&quot;${goto &quot;&amp;[.D$8]&amp;&quot;}&quot;" office:value-type="string" office:string-value="${goto 5}">
            <text:p>${goto 5}</text:p>
          </table:table-cell>
          <table:table-cell table:style-name="ce21" office:value-type="string">
            <text:p>INFO: </text:p>
          </table:table-cell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 table:formula="of:=&quot;${goto &quot;&amp;[.L$8]&amp;&quot;}&quot;" office:value-type="string" office:string-value="${goto 285}">
            <text:p>${goto 285}</text:p>
          </table:table-cell>
          <table:table-cell table:style-name="ce21" office:value-type="string">
            <text:p>DISK:</text:p>
          </table:table-cell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31"/>
          <table:table-cell table:style-name="ce10"/>
          <table:table-cell table:style-name="ce21"/>
          <table:table-cell table:style-name="ce10"/>
          <table:table-cell table:style-name="ce21"/>
          <table:table-cell table:style-name="ce10" table:formula="of:=&quot;${goto &quot;&amp;[.X$8]&amp;&quot;}&quot;" office:value-type="string" office:string-value="${goto 735}">
            <text:p>${goto 735}</text:p>
          </table:table-cell>
          <table:table-cell table:style-name="ce21" office:value-type="string">
            <text:p>NETWORK:</text:p>
          </table:table-cell>
          <table:table-cell table:style-name="ce10"/>
          <table:table-cell table:style-name="ce21"/>
          <table:table-cell table:style-name="ce10" table:formula="of:=&quot;${goto &quot;&amp;[.AB$8]&amp;&quot;}&quot;" office:value-type="string" office:string-value="${goto 945}">
            <text:p>${goto 945}</text:p>
          </table:table-cell>
          <table:table-cell table:style-name="ce21" office:value-type="string">
            <text:p>TIME:</text:p>
          </table:table-cell>
          <table:table-cell table:style-name="ce10" table:formula="of:=&quot;${goto &quot;&amp;[.AD$8]&amp;&quot;}&quot;" office:value-type="string" office:string-value="${goto 1175}">
            <text:p>${goto 1175}</text:p>
          </table:table-cell>
          <table:table-cell table:style-name="ce21" office:value-type="string">
            <text:p>PROC:${font Monospace:size=9} count: ${processes}</text:p>
          </table:table-cell>
          <table:table-cell table:style-name="ce24" table:formula="of:=&quot;${goto &quot;&amp;[.AF$8]&amp;&quot;}&quot;" office:value-type="string" office:string-value="${goto 1295}">
            <text:p>${goto 1295}</text:p>
          </table:table-cell>
          <table:table-cell table:style-name="ce22" office:value-type="string">
            <text:p><text:s text:c="3"/>load: ${loadavg}</text:p>
          </table:table-cell>
          <table:table-cell table:style-name="ce24" table:formula="of:=&quot;${goto &quot;&amp;[.AH$8]&amp;&quot;}&quot;" office:value-type="string" office:string-value="${goto 1365}">
            <text:p>${goto 1365}</text:p>
          </table:table-cell>
          <table:table-cell/>
          <table:table-cell table:style-name="ce24"/>
          <table:table-cell table:style-name="ce21"/>
          <table:table-cell table:style-name="ce1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61"/>
          <table:table-cell table:number-columns-repeated="920"/>
        </table:table-row>
        <table:table-row table:style-name="ro2">
          <table:table-cell table:style-name="ce2" office:value-type="string">
            <text:p>display row 2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8]&amp;&quot;}&quot;" office:value-type="string" office:string-value="${goto 5}">
            <text:p>${goto 5}</text:p>
          </table:table-cell>
          <table:table-cell table:style-name="ce22" office:value-type="string">
            <text:p>user:</text:p>
          </table:table-cell>
          <table:table-cell table:style-name="ce24" table:formula="of:=&quot;${goto &quot;&amp;[.F$8]&amp;&quot;}&quot;" office:value-type="string" office:string-value="${goto 85}">
            <text:p>${goto 85}</text:p>
          </table:table-cell>
          <table:table-cell table:style-name="ce22" office:value-type="string">
            <text:p>${exec whoami}</text:p>
          </table:table-cell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 table:formula="of:=&quot;${goto &quot;&amp;[.N$8]&amp;&quot;}&quot;" office:value-type="string" office:string-value="${goto 405}">
            <text:p>${goto 405}</text:p>
          </table:table-cell>
          <table:table-cell table:style-name="ce22" office:value-type="string">
            <text:p>used</text:p>
          </table:table-cell>
          <table:table-cell table:style-name="ce24" table:formula="of:=&quot;${goto &quot;&amp;[.P$8]&amp;&quot;}&quot;" office:value-type="string" office:string-value="${goto 465}">
            <text:p>${goto 465}</text:p>
          </table:table-cell>
          <table:table-cell table:style-name="ce21" office:value-type="string">
            <text:p>size</text:p>
          </table:table-cell>
          <table:table-cell table:style-name="ce24" table:formula="of:=&quot;${goto &quot;&amp;[.R$8]&amp;&quot;}&quot;" office:value-type="string" office:string-value="${goto 525}">
            <text:p>${goto 525}</text:p>
          </table:table-cell>
          <table:table-cell table:style-name="ce32" office:value-type="string">
            <text:p>free</text:p>
          </table:table-cell>
          <table:table-cell table:style-name="ce24"/>
          <table:table-cell table:style-name="ce22"/>
          <table:table-cell table:style-name="ce24" table:formula="of:=&quot;${goto &quot;&amp;[.V$8]&amp;&quot;}&quot;" office:value-type="string" office:string-value="${goto 635}">
            <text:p>${goto 635}</text:p>
          </table:table-cell>
          <table:table-cell table:style-name="ce33" office:value-type="string">
            <text:p>i/o</text:p>
          </table:table-cell>
          <table:table-cell table:style-name="ce10" table:formula="of:=&quot;${goto &quot;&amp;[.X$8]&amp;&quot;}&quot;" office:value-type="string" office:string-value="${goto 735}">
            <text:p>${goto 735}</text:p>
          </table:table-cell>
          <table:table-cell table:style-name="ce22" office:value-type="string">
            <text:p>host:</text:p>
          </table:table-cell>
          <table:table-cell table:style-name="ce24" table:formula="of:=&quot;${goto &quot;&amp;[.Z$8]&amp;&quot;}&quot;" office:value-type="string" office:string-value="${goto 815}">
            <text:p>${goto 815}</text:p>
          </table:table-cell>
          <table:table-cell table:style-name="ce22" office:value-type="string">
            <text:p>${nodename}</text:p>
          </table:table-cell>
          <table:table-cell table:style-name="ce24" table:formula="of:=&quot;${goto &quot;&amp;[.AB$8]&amp;&quot;}&quot;" office:value-type="string" office:string-value="${goto 945}">
            <text:p>${goto 945}</text:p>
          </table:table-cell>
          <table:table-cell table:style-name="ce22" office:value-type="string">
            <text:p>${time %H:%M} <text:s/>${time %d/%m/%Y}</text:p>
          </table:table-cell>
          <table:table-cell table:style-name="ce24" table:formula="of:=&quot;${goto &quot;&amp;[.AD$8]&amp;&quot;}&quot;" office:value-type="string" office:string-value="${goto 1175}">
            <text:p>${goto 1175}</text:p>
          </table:table-cell>
          <table:table-cell table:style-name="ce22" office:value-type="string">
            <text:p>name</text:p>
          </table:table-cell>
          <table:table-cell table:style-name="ce24" table:formula="of:=&quot;${goto &quot;&amp;[.AF$8]&amp;&quot;}&quot;" office:value-type="string" office:string-value="${goto 1295}">
            <text:p>${goto 1295}</text:p>
          </table:table-cell>
          <table:table-cell table:style-name="ce22" office:value-type="string">
            <text:p><text:s text:c="2"/>cpu</text:p>
          </table:table-cell>
          <table:table-cell table:style-name="ce24" table:formula="of:=&quot;${goto &quot;&amp;[.AH$8]&amp;&quot;}&quot;" office:value-type="string" office:string-value="${goto 1365}">
            <text:p>${goto 1365}</text:p>
          </table:table-cell>
          <table:table-cell table:style-name="ce22" office:value-type="string">
            <text:p><text:s text:c="2"/>mem</text:p>
          </table:table-cell>
          <table:table-cell table:style-name="ce24" table:formula="of:=&quot;${goto &quot;&amp;[.AJ$8]&amp;&quot;}&quot;" office:value-type="string" office:string-value="${goto 1435}">
            <text:p>${goto 1435}</text:p>
          </table:table-cell>
          <table:table-cell table:style-name="ce21" office:value-type="string">
            <text:p><text:s text:c="2"/>pid</text:p>
          </table:table-cell>
          <table:table-cell table:style-name="ce24" table:formula="of:=&quot;${goto &quot;&amp;[.AL$8]&amp;&quot;}&quot;" office:value-type="string" office:string-value="${goto 1505}">
            <text:p>${goto 1505}</text:p>
          </table:table-cell>
          <table:table-cell table:style-name="ce21" office:value-type="string">
            <text:p><text:s text:c="2"/>i/o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61"/>
          <table:table-cell table:number-columns-repeated="920"/>
        </table:table-row>
        <table:table-row table:style-name="ro2">
          <table:table-cell table:style-name="ce2" office:value-type="string">
            <text:p>display row 3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8]&amp;&quot;}&quot;" office:value-type="string" office:string-value="${goto 5}">
            <text:p>${goto 5}</text:p>
          </table:table-cell>
          <table:table-cell table:style-name="ce22" office:value-type="string">
            <text:p>kernel:</text:p>
          </table:table-cell>
          <table:table-cell table:style-name="ce24" table:formula="of:=&quot;${goto &quot;&amp;[.F$8]&amp;&quot;}&quot;" office:value-type="string" office:string-value="${goto 85}">
            <text:p>${goto 85}</text:p>
          </table:table-cell>
          <table:table-cell table:style-name="ce22" office:value-type="string">
            <text:p>${kernel} ${machine}</text:p>
          </table:table-cell>
          <table:table-cell table:style-name="ce24"/>
          <table:table-cell table:style-name="ce22"/>
          <table:table-cell table:style-name="ce24"/>
          <table:table-cell table:style-name="ce27"/>
          <table:table-cell table:style-name="ce24" table:formula="of:=&quot;${goto &quot;&amp;[.L$8]&amp;&quot;}&quot;" office:value-type="string" office:string-value="${goto 285}">
            <text:p>${goto 285}</text:p>
          </table:table-cell>
          <table:table-cell table:style-name="ce22" office:value-type="string">
            <text:p>/</text:p>
          </table:table-cell>
          <table:table-cell table:style-name="ce24" table:formula="of:=&quot;${goto &quot;&amp;[.N$8]&amp;&quot;}&quot;" office:value-type="string" office:string-value="${goto 405}">
            <text:p>${goto 405}</text:p>
          </table:table-cell>
          <table:table-cell table:style-name="ce22" table:formula="of:=&quot;${fs_bar 10,50 &quot;&amp;[.M11]&amp;&quot;}&quot;" office:value-type="string" office:string-value="${fs_bar 10,50 /}">
            <text:p>${fs_bar 10,50 /}</text:p>
          </table:table-cell>
          <table:table-cell table:style-name="ce24" table:formula="of:=&quot;${goto &quot;&amp;[.P$8]&amp;&quot;}&quot;" office:value-type="string" office:string-value="${goto 465}">
            <text:p>${goto 465}</text:p>
          </table:table-cell>
          <table:table-cell table:style-name="ce22" table:formula="of:=&quot;${fs_size &quot;&amp;[.M11]&amp;&quot;}&quot;" office:value-type="string" office:string-value="${fs_size /}">
            <text:p>${fs_size /}</text:p>
          </table:table-cell>
          <table:table-cell table:style-name="ce24" table:formula="of:=&quot;${goto &quot;&amp;[.R$8]&amp;&quot;}&quot;" office:value-type="string" office:string-value="${goto 525}">
            <text:p>${goto 525}</text:p>
          </table:table-cell>
          <table:table-cell table:style-name="ce32" table:formula="of:=&quot;${fs_free_perc &quot;&amp;[.M11]&amp;&quot;} %&quot;" office:value-type="string" office:string-value="${fs_free_perc /} %">
            <text:p>${fs_free_perc /} %</text:p>
          </table:table-cell>
          <table:table-cell table:style-name="ce24" table:formula="of:=&quot;${goto &quot;&amp;[.T$8]&amp;&quot;}&quot;" office:value-type="string" office:string-value="${goto 565}">
            <text:p>${goto 565}</text:p>
          </table:table-cell>
          <table:table-cell table:style-name="ce23" table:formula="of:=&quot;${fs_free &quot;&amp;[.M11]&amp;&quot;}&quot;" office:value-type="string" office:string-value="${fs_free /}">
            <text:p>${fs_free /}</text:p>
          </table:table-cell>
          <table:table-cell table:style-name="ce24" table:formula="of:=&quot;${goto &quot;&amp;[.V$8]&amp;&quot;}&quot;" office:value-type="string" office:string-value="${goto 635}">
            <text:p>${goto 635}</text:p>
          </table:table-cell>
          <table:table-cell table:style-name="ce33" table:formula="of:=&quot;${diskiograph &quot;&amp;[.Q1]&amp;&quot; 10,50 &quot;&amp;[.$W$2]&amp;&quot; &quot;&amp;[.$W$3]&amp;&quot; -t -l}&quot;" office:value-type="string" office:string-value="${diskiograph sda 10,50 ffffff ff0000 -t -l}">
            <text:p>${diskiograph sda 10,50 ffffff ff0000 -t -l}</text:p>
          </table:table-cell>
          <table:table-cell table:style-name="ce24" table:formula="of:=&quot;${goto &quot;&amp;[.X$8]&amp;&quot;}&quot;" office:value-type="string" office:string-value="${goto 735}">
            <text:p>${goto 735}</text:p>
          </table:table-cell>
          <table:table-cell table:style-name="ce22" office:value-type="string">
            <text:p>up:</text:p>
          </table:table-cell>
          <table:table-cell table:style-name="ce24" table:formula="of:=&quot;${goto &quot;&amp;[.Z$8]&amp;&quot;}&quot;" office:value-type="string" office:string-value="${goto 815}">
            <text:p>${goto 815}</text:p>
          </table:table-cell>
          <table:table-cell table:style-name="ce22" table:formula="of:=&quot;${upspeedgraph eth0 10,50 &quot;&amp;[.$W$2]&amp;&quot; &quot;&amp;[.$W$3]&amp;&quot; -t -l}  ${upspeed}&quot;" office:value-type="string" office:string-value="${upspeedgraph eth0 10,50 ffffff ff0000 -t -l}  ${upspeed}">
            <text:p>${upspeedgraph eth0 10,50 ffffff ff0000 -t -l} <text:s/>${upspeed}</text:p>
          </table:table-cell>
          <table:table-cell table:style-name="ce24" table:formula="of:=&quot;${goto &quot;&amp;[.AB$8]&amp;&quot;}&quot;" office:value-type="string" office:string-value="${goto 945}">
            <text:p>${goto 945}</text:p>
          </table:table-cell>
          <table:table-cell table:style-name="ce22" office:value-type="string">
            <text:p>${time %A}, ${time %d} ${time %B} ${time %Y}</text:p>
          </table:table-cell>
          <table:table-cell table:style-name="ce24" table:formula="of:=&quot;${goto &quot;&amp;[.AD$8]&amp;&quot;}&quot;" office:value-type="string" office:string-value="${goto 1175}">
            <text:p>${goto 1175}</text:p>
          </table:table-cell>
          <table:table-cell table:style-name="ce23" table:formula="of:=&quot;${top &quot;&amp;[.AE$8]&amp;&quot; &quot;&amp;[.$AE1]&amp;&quot;}&quot;" office:value-type="string" office:string-value="${top name 1}">
            <text:p>${top name 1}</text:p>
          </table:table-cell>
          <table:table-cell table:style-name="ce24" table:formula="of:=&quot;${goto &quot;&amp;[.AF$8]&amp;&quot;}&quot;" office:value-type="string" office:string-value="${goto 1295}">
            <text:p>${goto 1295}</text:p>
          </table:table-cell>
          <table:table-cell table:style-name="ce23" table:formula="of:=&quot;${top &quot;&amp;[.AG$8]&amp;&quot; &quot;&amp;[.$AE1]&amp;&quot;} %&quot;" office:value-type="string" office:string-value="${top cpu 1} %">
            <text:p>${top cpu 1} %</text:p>
          </table:table-cell>
          <table:table-cell table:style-name="ce24" table:formula="of:=&quot;${goto &quot;&amp;[.AH$8]&amp;&quot;}&quot;" office:value-type="string" office:string-value="${goto 1365}">
            <text:p>${goto 1365}</text:p>
          </table:table-cell>
          <table:table-cell table:style-name="ce23" table:formula="of:=&quot;${top &quot;&amp;[.AI$8]&amp;&quot; &quot;&amp;[.$AE1]&amp;&quot;} %&quot;" office:value-type="string" office:string-value="${top mem 1} %">
            <text:p>${top mem 1} %</text:p>
          </table:table-cell>
          <table:table-cell table:style-name="ce24" table:formula="of:=&quot;${goto &quot;&amp;[.AJ$8]&amp;&quot;}&quot;" office:value-type="string" office:string-value="${goto 1435}">
            <text:p>${goto 1435}</text:p>
          </table:table-cell>
          <table:table-cell table:style-name="ce35" table:formula="of:=&quot;${top &quot;&amp;[.AK$8]&amp;&quot; &quot;&amp;[.$AE1]&amp;&quot;}&quot;" office:value-type="string" office:string-value="${top pid 1}">
            <text:p>${top pid 1}</text:p>
          </table:table-cell>
          <table:table-cell table:style-name="ce24" table:formula="of:=&quot;${goto &quot;&amp;[.AL$8]&amp;&quot;}&quot;" office:value-type="string" office:string-value="${goto 1505}">
            <text:p>${goto 1505}</text:p>
          </table:table-cell>
          <table:table-cell table:style-name="ce35" table:formula="of:=&quot;${top &quot;&amp;[.AM$8]&amp;&quot; &quot;&amp;[.$AE1]&amp;&quot;} %&quot;" office:value-type="string" office:string-value="${top io_perc 1} %">
            <text:p>${top io_perc 1} %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61"/>
          <table:table-cell table:number-columns-repeated="920"/>
        </table:table-row>
        <table:table-row table:style-name="ro2">
          <table:table-cell table:style-name="ce2" office:value-type="string">
            <text:p>display row 4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8]&amp;&quot;}&quot;" office:value-type="string" office:string-value="${goto 5}">
            <text:p>${goto 5}</text:p>
          </table:table-cell>
          <table:table-cell table:style-name="ce23" office:value-type="string">
            <text:p>cpu1:</text:p>
          </table:table-cell>
          <table:table-cell table:style-name="ce24" table:formula="of:=&quot;${goto &quot;&amp;[.F$8]&amp;&quot;}&quot;" office:value-type="string" office:string-value="${goto 85}">
            <text:p>${goto 85}</text:p>
          </table:table-cell>
          <table:table-cell table:style-name="ce23" office:value-type="string">
            <text:p>${freq 1} MHz</text:p>
          </table:table-cell>
          <table:table-cell table:style-name="ce24" table:formula="of:=&quot;${goto &quot;&amp;[.H$8]&amp;&quot;}&quot;" office:value-type="string" office:string-value="${goto 165}">
            <text:p>${goto 165}</text:p>
          </table:table-cell>
          <table:table-cell table:style-name="ce22" table:formula="of:=&quot;${cpugraph cpu1 10,50 &quot;&amp;[.$W$2]&amp;&quot; &quot;&amp;[.$W$3]&amp;&quot; -t -l}&quot;" office:value-type="string" office:string-value="${cpugraph cpu1 10,50 ffffff ff0000 -t -l}">
            <text:p>${cpugraph cpu1 10,50 ffffff ff0000 -t -l}</text:p>
          </table:table-cell>
          <table:table-cell table:style-name="ce24" table:formula="of:=&quot;${goto &quot;&amp;[.J$8]&amp;&quot;}&quot;" office:value-type="string" office:string-value="${goto 235}">
            <text:p>${goto 235}</text:p>
          </table:table-cell>
          <table:table-cell table:style-name="ce22" office:value-type="string">
            <text:p>${cpu cpu1} %</text:p>
          </table:table-cell>
          <table:table-cell table:style-name="ce24" table:formula="of:=&quot;${goto &quot;&amp;[.L$8]&amp;&quot;}&quot;" office:value-type="string" office:string-value="${goto 285}">
            <text:p>${goto 285}</text:p>
          </table:table-cell>
          <table:table-cell table:style-name="ce22" office:value-type="string">
            <text:p>/home</text:p>
          </table:table-cell>
          <table:table-cell table:style-name="ce24" table:formula="of:=&quot;${goto &quot;&amp;[.N$8]&amp;&quot;}&quot;" office:value-type="string" office:string-value="${goto 405}">
            <text:p>${goto 405}</text:p>
          </table:table-cell>
          <table:table-cell table:style-name="ce22" table:formula="of:=&quot;${fs_bar 10,50 &quot;&amp;[.M12]&amp;&quot;}&quot;" office:value-type="string" office:string-value="${fs_bar 10,50 /home}">
            <text:p>${fs_bar 10,50 /home}</text:p>
          </table:table-cell>
          <table:table-cell table:style-name="ce24" table:formula="of:=&quot;${goto &quot;&amp;[.P$8]&amp;&quot;}&quot;" office:value-type="string" office:string-value="${goto 465}">
            <text:p>${goto 465}</text:p>
          </table:table-cell>
          <table:table-cell table:style-name="ce22" table:formula="of:=&quot;${fs_size &quot;&amp;[.M12]&amp;&quot;}&quot;" office:value-type="string" office:string-value="${fs_size /home}">
            <text:p>${fs_size /home}</text:p>
          </table:table-cell>
          <table:table-cell table:style-name="ce24" table:formula="of:=&quot;${goto &quot;&amp;[.R$8]&amp;&quot;}&quot;" office:value-type="string" office:string-value="${goto 525}">
            <text:p>${goto 525}</text:p>
          </table:table-cell>
          <table:table-cell table:style-name="ce32" table:formula="of:=&quot;${fs_free_perc &quot;&amp;[.M12]&amp;&quot;} %&quot;" office:value-type="string" office:string-value="${fs_free_perc /home} %">
            <text:p>${fs_free_perc /home} %</text:p>
          </table:table-cell>
          <table:table-cell table:style-name="ce24" table:formula="of:=&quot;${goto &quot;&amp;[.T$8]&amp;&quot;}&quot;" office:value-type="string" office:string-value="${goto 565}">
            <text:p>${goto 565}</text:p>
          </table:table-cell>
          <table:table-cell table:style-name="ce23" table:formula="of:=&quot;${fs_free &quot;&amp;[.M12]&amp;&quot;}&quot;" office:value-type="string" office:string-value="${fs_free /home}">
            <text:p>${fs_free /home}</text:p>
          </table:table-cell>
          <table:table-cell table:style-name="ce24" table:formula="of:=&quot;${goto &quot;&amp;[.V$8]&amp;&quot;}&quot;" office:value-type="string" office:string-value="${goto 635}">
            <text:p>${goto 635}</text:p>
          </table:table-cell>
          <table:table-cell table:style-name="ce33" table:formula="of:=&quot;${diskiograph &quot;&amp;[.Q2]&amp;&quot; 10,50 &quot;&amp;[.$W$2]&amp;&quot; &quot;&amp;[.$W$3]&amp;&quot; -t -l}&quot;" office:value-type="string" office:string-value="${diskiograph sda 10,50 ffffff ff0000 -t -l}">
            <text:p>${diskiograph sda 10,50 ffffff ff0000 -t -l}</text:p>
          </table:table-cell>
          <table:table-cell table:style-name="ce24" table:formula="of:=&quot;${goto &quot;&amp;[.X$8]&amp;&quot;}&quot;" office:value-type="string" office:string-value="${goto 735}">
            <text:p>${goto 735}</text:p>
          </table:table-cell>
          <table:table-cell table:style-name="ce22" office:value-type="string">
            <text:p>down:</text:p>
          </table:table-cell>
          <table:table-cell table:style-name="ce24" table:formula="of:=&quot;${goto &quot;&amp;[.Z$8]&amp;&quot;}&quot;" office:value-type="string" office:string-value="${goto 815}">
            <text:p>${goto 815}</text:p>
          </table:table-cell>
          <table:table-cell table:style-name="ce23" table:formula="of:=&quot;${downspeedgraph eth0 10,50 &quot;&amp;[.$W$2]&amp;&quot; &quot;&amp;[.$W$3]&amp;&quot;  -t -l}  ${downspeed}&quot;" office:value-type="string" office:string-value="${downspeedgraph eth0 10,50 ffffff ff0000  -t -l}  ${downspeed}">
            <text:p>${downspeedgraph eth0 10,50 ffffff ff0000 <text:s/>-t -l} <text:s/>${downspeed}</text:p>
          </table:table-cell>
          <table:table-cell table:style-name="ce24"/>
          <table:table-cell table:style-name="ce22"/>
          <table:table-cell table:style-name="ce24" table:formula="of:=&quot;${goto &quot;&amp;[.AD$8]&amp;&quot;}&quot;" office:value-type="string" office:string-value="${goto 1175}">
            <text:p>${goto 1175}</text:p>
          </table:table-cell>
          <table:table-cell table:style-name="ce23" table:formula="of:=&quot;${top &quot;&amp;[.AE$8]&amp;&quot; &quot;&amp;[.$AE2]&amp;&quot;}&quot;" office:value-type="string" office:string-value="${top name 2}">
            <text:p>${top name 2}</text:p>
          </table:table-cell>
          <table:table-cell table:style-name="ce24" table:formula="of:=&quot;${goto &quot;&amp;[.AF$8]&amp;&quot;}&quot;" office:value-type="string" office:string-value="${goto 1295}">
            <text:p>${goto 1295}</text:p>
          </table:table-cell>
          <table:table-cell table:style-name="ce23" table:formula="of:=&quot;${top &quot;&amp;[.AG$8]&amp;&quot; &quot;&amp;[.$AE2]&amp;&quot;} %&quot;" office:value-type="string" office:string-value="${top cpu 2} %">
            <text:p>${top cpu 2} %</text:p>
          </table:table-cell>
          <table:table-cell table:style-name="ce24" table:formula="of:=&quot;${goto &quot;&amp;[.AH$8]&amp;&quot;}&quot;" office:value-type="string" office:string-value="${goto 1365}">
            <text:p>${goto 1365}</text:p>
          </table:table-cell>
          <table:table-cell table:style-name="ce23" table:formula="of:=&quot;${top &quot;&amp;[.AI$8]&amp;&quot; &quot;&amp;[.$AE2]&amp;&quot;} %&quot;" office:value-type="string" office:string-value="${top mem 2} %">
            <text:p>${top mem 2} %</text:p>
          </table:table-cell>
          <table:table-cell table:style-name="ce24" table:formula="of:=&quot;${goto &quot;&amp;[.AJ$8]&amp;&quot;}&quot;" office:value-type="string" office:string-value="${goto 1435}">
            <text:p>${goto 1435}</text:p>
          </table:table-cell>
          <table:table-cell table:style-name="ce35" table:formula="of:=&quot;${top &quot;&amp;[.AK$8]&amp;&quot; &quot;&amp;[.$AE2]&amp;&quot;}&quot;" office:value-type="string" office:string-value="${top pid 2}">
            <text:p>${top pid 2}</text:p>
          </table:table-cell>
          <table:table-cell table:style-name="ce24" table:formula="of:=&quot;${goto &quot;&amp;[.AL$8]&amp;&quot;}&quot;" office:value-type="string" office:string-value="${goto 1505}">
            <text:p>${goto 1505}</text:p>
          </table:table-cell>
          <table:table-cell table:style-name="ce35" table:formula="of:=&quot;${top &quot;&amp;[.AM$8]&amp;&quot; &quot;&amp;[.$AE2]&amp;&quot;} %&quot;" office:value-type="string" office:string-value="${top io_perc 2} %">
            <text:p>${top io_perc 2} %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61"/>
          <table:table-cell table:number-columns-repeated="920"/>
        </table:table-row>
        <table:table-row table:style-name="ro2">
          <table:table-cell table:style-name="ce2" office:value-type="string">
            <text:p>display row 5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8]&amp;&quot;}&quot;" office:value-type="string" office:string-value="${goto 5}">
            <text:p>${goto 5}</text:p>
          </table:table-cell>
          <table:table-cell table:style-name="ce23" office:value-type="string">
            <text:p>cpu2:</text:p>
          </table:table-cell>
          <table:table-cell table:style-name="ce24" table:formula="of:=&quot;${goto &quot;&amp;[.F$8]&amp;&quot;}&quot;" office:value-type="string" office:string-value="${goto 85}">
            <text:p>${goto 85}</text:p>
          </table:table-cell>
          <table:table-cell table:style-name="ce23" office:value-type="string">
            <text:p>${freq 2} MHz</text:p>
          </table:table-cell>
          <table:table-cell table:style-name="ce24" table:formula="of:=&quot;${goto &quot;&amp;[.H$8]&amp;&quot;}&quot;" office:value-type="string" office:string-value="${goto 165}">
            <text:p>${goto 165}</text:p>
          </table:table-cell>
          <table:table-cell table:style-name="ce23" table:formula="of:=&quot;${cpugraph cpu2 10,50 &quot;&amp;[.$W$2]&amp;&quot; &quot;&amp;[.$W$3]&amp;&quot; -t -l}&quot;" office:value-type="string" office:string-value="${cpugraph cpu2 10,50 ffffff ff0000 -t -l}">
            <text:p>${cpugraph cpu2 10,50 ffffff ff0000 -t -l}</text:p>
          </table:table-cell>
          <table:table-cell table:style-name="ce24" table:formula="of:=&quot;${goto &quot;&amp;[.J$8]&amp;&quot;}&quot;" office:value-type="string" office:string-value="${goto 235}">
            <text:p>${goto 235}</text:p>
          </table:table-cell>
          <table:table-cell table:style-name="ce22" office:value-type="string">
            <text:p>${cpu cpu2} %</text:p>
          </table:table-cell>
          <table:table-cell table:style-name="ce24" table:formula="of:=&quot;${goto &quot;&amp;[.L$8]&amp;&quot;}&quot;" office:value-type="string" office:string-value="${goto 285}">
            <text:p>${goto 285}</text:p>
          </table:table-cell>
          <table:table-cell table:style-name="ce22" office:value-type="string">
            <text:p>/media/datadisk</text:p>
          </table:table-cell>
          <table:table-cell table:style-name="ce24" table:formula="of:=&quot;${goto &quot;&amp;[.N$8]&amp;&quot;}&quot;" office:value-type="string" office:string-value="${goto 405}">
            <text:p>${goto 405}</text:p>
          </table:table-cell>
          <table:table-cell table:style-name="ce22" table:formula="of:=&quot;${fs_bar 10,50 &quot;&amp;[.M13]&amp;&quot;}&quot;" office:value-type="string" office:string-value="${fs_bar 10,50 /media/datadisk}">
            <text:p>${fs_bar 10,50 /media/datadisk}</text:p>
          </table:table-cell>
          <table:table-cell table:style-name="ce24" table:formula="of:=&quot;${goto &quot;&amp;[.P$8]&amp;&quot;}&quot;" office:value-type="string" office:string-value="${goto 465}">
            <text:p>${goto 465}</text:p>
          </table:table-cell>
          <table:table-cell table:style-name="ce22" table:formula="of:=&quot;${fs_size &quot;&amp;[.M13]&amp;&quot;}&quot;" office:value-type="string" office:string-value="${fs_size /media/datadisk}">
            <text:p>${fs_size /media/datadisk}</text:p>
          </table:table-cell>
          <table:table-cell table:style-name="ce24" table:formula="of:=&quot;${goto &quot;&amp;[.R$8]&amp;&quot;}&quot;" office:value-type="string" office:string-value="${goto 525}">
            <text:p>${goto 525}</text:p>
          </table:table-cell>
          <table:table-cell table:style-name="ce32" table:formula="of:=&quot;${fs_free_perc &quot;&amp;[.M13]&amp;&quot;} %&quot;" office:value-type="string" office:string-value="${fs_free_perc /media/datadisk} %">
            <text:p>${fs_free_perc /media/datadisk} %</text:p>
          </table:table-cell>
          <table:table-cell table:style-name="ce24" table:formula="of:=&quot;${goto &quot;&amp;[.T$8]&amp;&quot;}&quot;" office:value-type="string" office:string-value="${goto 565}">
            <text:p>${goto 565}</text:p>
          </table:table-cell>
          <table:table-cell table:style-name="ce23" table:formula="of:=&quot;${fs_free &quot;&amp;[.M13]&amp;&quot;}&quot;" office:value-type="string" office:string-value="${fs_free /media/datadisk}">
            <text:p>${fs_free /media/datadisk}</text:p>
          </table:table-cell>
          <table:table-cell table:style-name="ce24" table:formula="of:=&quot;${goto &quot;&amp;[.V$8]&amp;&quot;}&quot;" office:value-type="string" office:string-value="${goto 635}">
            <text:p>${goto 635}</text:p>
          </table:table-cell>
          <table:table-cell table:style-name="ce33" table:formula="of:=&quot;${diskiograph &quot;&amp;[.Q3]&amp;&quot; 10,50 &quot;&amp;[.$W$2]&amp;&quot; &quot;&amp;[.$W$3]&amp;&quot; -t -l}&quot;" office:value-type="string" office:string-value="${diskiograph sdb 10,50 ffffff ff0000 -t -l}">
            <text:p>${diskiograph sdb 10,50 ffffff ff0000 -t -l}</text:p>
          </table:table-cell>
          <table:table-cell table:style-name="ce24" table:formula="of:=&quot;${goto &quot;&amp;[.X$8]&amp;&quot;}&quot;" office:value-type="string" office:string-value="${goto 735}">
            <text:p>${goto 735}</text:p>
          </table:table-cell>
          <table:table-cell table:style-name="ce22" office:value-type="string">
            <text:p>total up:</text:p>
          </table:table-cell>
          <table:table-cell table:style-name="ce24" table:formula="of:=&quot;${goto &quot;&amp;[.Z$8]&amp;&quot;}&quot;" office:value-type="string" office:string-value="${goto 815}">
            <text:p>${goto 815}</text:p>
          </table:table-cell>
          <table:table-cell table:style-name="ce22" office:value-type="string">
            <text:p>${totalup eth0}</text:p>
          </table:table-cell>
          <table:table-cell table:style-name="ce24" table:formula="of:=&quot;${goto &quot;&amp;[.AB$8]&amp;&quot;}&quot;" office:value-type="string" office:string-value="${goto 945}">
            <text:p>${goto 945}</text:p>
          </table:table-cell>
          <table:table-cell table:style-name="ce22" office:value-type="string">
            <text:p>uptime: ${uptime}</text:p>
          </table:table-cell>
          <table:table-cell table:style-name="ce24" table:formula="of:=&quot;${goto &quot;&amp;[.AD$8]&amp;&quot;}&quot;" office:value-type="string" office:string-value="${goto 1175}">
            <text:p>${goto 1175}</text:p>
          </table:table-cell>
          <table:table-cell table:style-name="ce23" table:formula="of:=&quot;${top &quot;&amp;[.AE$8]&amp;&quot; &quot;&amp;[.$AE3]&amp;&quot;}&quot;" office:value-type="string" office:string-value="${top name 3}">
            <text:p>${top name 3}</text:p>
          </table:table-cell>
          <table:table-cell table:style-name="ce24" table:formula="of:=&quot;${goto &quot;&amp;[.AF$8]&amp;&quot;}&quot;" office:value-type="string" office:string-value="${goto 1295}">
            <text:p>${goto 1295}</text:p>
          </table:table-cell>
          <table:table-cell table:style-name="ce23" table:formula="of:=&quot;${top &quot;&amp;[.AG$8]&amp;&quot; &quot;&amp;[.$AE3]&amp;&quot;} %&quot;" office:value-type="string" office:string-value="${top cpu 3} %">
            <text:p>${top cpu 3} %</text:p>
          </table:table-cell>
          <table:table-cell table:style-name="ce24" table:formula="of:=&quot;${goto &quot;&amp;[.AH$8]&amp;&quot;}&quot;" office:value-type="string" office:string-value="${goto 1365}">
            <text:p>${goto 1365}</text:p>
          </table:table-cell>
          <table:table-cell table:style-name="ce23" table:formula="of:=&quot;${top &quot;&amp;[.AI$8]&amp;&quot; &quot;&amp;[.$AE3]&amp;&quot;} %&quot;" office:value-type="string" office:string-value="${top mem 3} %">
            <text:p>${top mem 3} %</text:p>
          </table:table-cell>
          <table:table-cell table:style-name="ce24" table:formula="of:=&quot;${goto &quot;&amp;[.AJ$8]&amp;&quot;}&quot;" office:value-type="string" office:string-value="${goto 1435}">
            <text:p>${goto 1435}</text:p>
          </table:table-cell>
          <table:table-cell table:style-name="ce35" table:formula="of:=&quot;${top &quot;&amp;[.AK$8]&amp;&quot; &quot;&amp;[.$AE3]&amp;&quot;}&quot;" office:value-type="string" office:string-value="${top pid 3}">
            <text:p>${top pid 3}</text:p>
          </table:table-cell>
          <table:table-cell table:style-name="ce24" table:formula="of:=&quot;${goto &quot;&amp;[.AL$8]&amp;&quot;}&quot;" office:value-type="string" office:string-value="${goto 1505}">
            <text:p>${goto 1505}</text:p>
          </table:table-cell>
          <table:table-cell table:style-name="ce35" table:formula="of:=&quot;${top &quot;&amp;[.AM$8]&amp;&quot; &quot;&amp;[.$AE3]&amp;&quot;} %&quot;" office:value-type="string" office:string-value="${top io_perc 3} %">
            <text:p>${top io_perc 3} %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61"/>
          <table:table-cell table:number-columns-repeated="920"/>
        </table:table-row>
        <table:table-row table:style-name="ro2">
          <table:table-cell table:style-name="ce2" office:value-type="string">
            <text:p>display row 6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8]&amp;&quot;}&quot;" office:value-type="string" office:string-value="${goto 5}">
            <text:p>${goto 5}</text:p>
          </table:table-cell>
          <table:table-cell table:style-name="ce22" office:value-type="string">
            <text:p>memory:</text:p>
          </table:table-cell>
          <table:table-cell table:style-name="ce24" table:formula="of:=&quot;${goto &quot;&amp;[.F$8]&amp;&quot;}&quot;" office:value-type="string" office:string-value="${goto 85}">
            <text:p>${goto 85}</text:p>
          </table:table-cell>
          <table:table-cell table:style-name="ce22" office:value-type="string">
            <text:p>${memmax}</text:p>
          </table:table-cell>
          <table:table-cell table:style-name="ce24" table:formula="of:=&quot;${goto &quot;&amp;[.H$8]&amp;&quot;}&quot;" office:value-type="string" office:string-value="${goto 165}">
            <text:p>${goto 165}</text:p>
          </table:table-cell>
          <table:table-cell table:style-name="ce22" office:value-type="string">
            <text:p>${memgraph 10,50 ffffff ff0000 -t -l}</text:p>
          </table:table-cell>
          <table:table-cell table:style-name="ce24" table:formula="of:=&quot;${goto &quot;&amp;[.J$8]&amp;&quot;}&quot;" office:value-type="string" office:string-value="${goto 235}">
            <text:p>${goto 235}</text:p>
          </table:table-cell>
          <table:table-cell table:style-name="ce22" office:value-type="string">
            <text:p>${memperc} %</text:p>
          </table:table-cell>
          <table:table-cell table:style-name="ce24" table:formula="of:=&quot;${goto &quot;&amp;[.L$8]&amp;&quot;}&quot;" office:value-type="string" office:string-value="${goto 285}">
            <text:p>${goto 285}</text:p>
          </table:table-cell>
          <table:table-cell table:style-name="ce22" office:value-type="string">
            <text:p>/media/misc</text:p>
          </table:table-cell>
          <table:table-cell table:style-name="ce24" table:formula="of:=&quot;${goto &quot;&amp;[.N$8]&amp;&quot;}&quot;" office:value-type="string" office:string-value="${goto 405}">
            <text:p>${goto 405}</text:p>
          </table:table-cell>
          <table:table-cell table:style-name="ce22" table:formula="of:=&quot;${fs_bar 10,50 &quot;&amp;[.M14]&amp;&quot;}&quot;" office:value-type="string" office:string-value="${fs_bar 10,50 /media/misc}">
            <text:p>${fs_bar 10,50 /media/misc}</text:p>
          </table:table-cell>
          <table:table-cell table:style-name="ce24" table:formula="of:=&quot;${goto &quot;&amp;[.P$8]&amp;&quot;}&quot;" office:value-type="string" office:string-value="${goto 465}">
            <text:p>${goto 465}</text:p>
          </table:table-cell>
          <table:table-cell table:style-name="ce22" table:formula="of:=&quot;${fs_size &quot;&amp;[.M14]&amp;&quot;}&quot;" office:value-type="string" office:string-value="${fs_size /media/misc}">
            <text:p>${fs_size /media/misc}</text:p>
          </table:table-cell>
          <table:table-cell table:style-name="ce24" table:formula="of:=&quot;${goto &quot;&amp;[.R$8]&amp;&quot;}&quot;" office:value-type="string" office:string-value="${goto 525}">
            <text:p>${goto 525}</text:p>
          </table:table-cell>
          <table:table-cell table:style-name="ce32" table:formula="of:=&quot;${fs_free_perc &quot;&amp;[.M14]&amp;&quot;} %&quot;" office:value-type="string" office:string-value="${fs_free_perc /media/misc} %">
            <text:p>${fs_free_perc /media/misc} %</text:p>
          </table:table-cell>
          <table:table-cell table:style-name="ce24" table:formula="of:=&quot;${goto &quot;&amp;[.T$8]&amp;&quot;}&quot;" office:value-type="string" office:string-value="${goto 565}">
            <text:p>${goto 565}</text:p>
          </table:table-cell>
          <table:table-cell table:style-name="ce23" table:formula="of:=&quot;${fs_free &quot;&amp;[.M14]&amp;&quot;}&quot;" office:value-type="string" office:string-value="${fs_free /media/misc}">
            <text:p>${fs_free /media/misc}</text:p>
          </table:table-cell>
          <table:table-cell table:style-name="ce24" table:formula="of:=&quot;${goto &quot;&amp;[.V$8]&amp;&quot;}&quot;" office:value-type="string" office:string-value="${goto 635}">
            <text:p>${goto 635}</text:p>
          </table:table-cell>
          <table:table-cell table:style-name="ce33" table:formula="of:=&quot;${diskiograph &quot;&amp;[.Q4]&amp;&quot; 10,50 &quot;&amp;[.$W$2]&amp;&quot; &quot;&amp;[.$W$3]&amp;&quot; -t -l}&quot;" office:value-type="string" office:string-value="${diskiograph sda 10,50 ffffff ff0000 -t -l}">
            <text:p>${diskiograph sda 10,50 ffffff ff0000 -t -l}</text:p>
          </table:table-cell>
          <table:table-cell table:style-name="ce24" table:formula="of:=&quot;${goto &quot;&amp;[.X$8]&amp;&quot;}&quot;" office:value-type="string" office:string-value="${goto 735}">
            <text:p>${goto 735}</text:p>
          </table:table-cell>
          <table:table-cell table:style-name="ce22" office:value-type="string">
            <text:p>total down:</text:p>
          </table:table-cell>
          <table:table-cell table:style-name="ce24" table:formula="of:=&quot;${goto &quot;&amp;[.Z$8]&amp;&quot;}&quot;" office:value-type="string" office:string-value="${goto 815}">
            <text:p>${goto 815}</text:p>
          </table:table-cell>
          <table:table-cell table:style-name="ce22" office:value-type="string">
            <text:p>${totaldown eth0}</text:p>
          </table:table-cell>
          <table:table-cell table:style-name="ce24" table:formula="of:=&quot;${goto &quot;&amp;[.AB$8]&amp;&quot;}&quot;" office:value-type="string" office:string-value="${goto 945}">
            <text:p>${goto 945}</text:p>
          </table:table-cell>
          <table:table-cell table:style-name="ce22" office:value-type="string">
            <text:p>mpd: ${mpd_status}</text:p>
          </table:table-cell>
          <table:table-cell table:style-name="ce24" table:formula="of:=&quot;${goto &quot;&amp;[.AD$8]&amp;&quot;}&quot;" office:value-type="string" office:string-value="${goto 1175}">
            <text:p>${goto 1175}</text:p>
          </table:table-cell>
          <table:table-cell table:style-name="ce23" table:formula="of:=&quot;${top &quot;&amp;[.AE$8]&amp;&quot; &quot;&amp;[.$AE4]&amp;&quot;}&quot;" office:value-type="string" office:string-value="${top name 4}">
            <text:p>${top name 4}</text:p>
          </table:table-cell>
          <table:table-cell table:style-name="ce24" table:formula="of:=&quot;${goto &quot;&amp;[.AF$8]&amp;&quot;}&quot;" office:value-type="string" office:string-value="${goto 1295}">
            <text:p>${goto 1295}</text:p>
          </table:table-cell>
          <table:table-cell table:style-name="ce23" table:formula="of:=&quot;${top &quot;&amp;[.AG$8]&amp;&quot; &quot;&amp;[.$AE4]&amp;&quot;} %&quot;" office:value-type="string" office:string-value="${top cpu 4} %">
            <text:p>${top cpu 4} %</text:p>
          </table:table-cell>
          <table:table-cell table:style-name="ce24" table:formula="of:=&quot;${goto &quot;&amp;[.AH$8]&amp;&quot;}&quot;" office:value-type="string" office:string-value="${goto 1365}">
            <text:p>${goto 1365}</text:p>
          </table:table-cell>
          <table:table-cell table:style-name="ce23" table:formula="of:=&quot;${top &quot;&amp;[.AI$8]&amp;&quot; &quot;&amp;[.$AE4]&amp;&quot;} %&quot;" office:value-type="string" office:string-value="${top mem 4} %">
            <text:p>${top mem 4} %</text:p>
          </table:table-cell>
          <table:table-cell table:style-name="ce24" table:formula="of:=&quot;${goto &quot;&amp;[.AJ$8]&amp;&quot;}&quot;" office:value-type="string" office:string-value="${goto 1435}">
            <text:p>${goto 1435}</text:p>
          </table:table-cell>
          <table:table-cell table:style-name="ce35" table:formula="of:=&quot;${top &quot;&amp;[.AK$8]&amp;&quot; &quot;&amp;[.$AE4]&amp;&quot;}&quot;" office:value-type="string" office:string-value="${top pid 4}">
            <text:p>${top pid 4}</text:p>
          </table:table-cell>
          <table:table-cell table:style-name="ce24" table:formula="of:=&quot;${goto &quot;&amp;[.AL$8]&amp;&quot;}&quot;" office:value-type="string" office:string-value="${goto 1505}">
            <text:p>${goto 1505}</text:p>
          </table:table-cell>
          <table:table-cell table:style-name="ce35" table:formula="of:=&quot;${top &quot;&amp;[.AM$8]&amp;&quot; &quot;&amp;[.$AE4]&amp;&quot;} %&quot;" office:value-type="string" office:string-value="${top io_perc 4} %">
            <text:p>${top io_perc 4} %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61"/>
          <table:table-cell table:number-columns-repeated="920"/>
        </table:table-row>
        <table:table-row table:style-name="ro2">
          <table:table-cell table:style-name="ce2" office:value-type="string">
            <text:p>display row 7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8]&amp;&quot;}&quot;" office:value-type="string" office:string-value="${goto 5}">
            <text:p>${goto 5}</text:p>
          </table:table-cell>
          <table:table-cell table:style-name="ce21" office:value-type="string">
            <text:p>swap:</text:p>
          </table:table-cell>
          <table:table-cell table:style-name="ce10" table:formula="of:=&quot;${goto &quot;&amp;[.F$8]&amp;&quot;}&quot;" office:value-type="string" office:string-value="${goto 85}">
            <text:p>${goto 85}</text:p>
          </table:table-cell>
          <table:table-cell table:style-name="ce22" office:value-type="string">
            <text:p>${swapmax}</text:p>
          </table:table-cell>
          <table:table-cell table:style-name="ce24" table:formula="of:=&quot;${goto &quot;&amp;[.H$8]&amp;&quot;}&quot;" office:value-type="string" office:string-value="${goto 165}">
            <text:p>${goto 165}</text:p>
          </table:table-cell>
          <table:table-cell table:style-name="ce21" office:value-type="string">
            <text:p>${swapbar 10,50}</text:p>
          </table:table-cell>
          <table:table-cell table:style-name="ce10" table:formula="of:=&quot;${goto &quot;&amp;[.J$8]&amp;&quot;}&quot;" office:value-type="string" office:string-value="${goto 235}">
            <text:p>${goto 235}</text:p>
          </table:table-cell>
          <table:table-cell table:style-name="ce21" office:value-type="string">
            <text:p>${swapperc} %</text:p>
          </table:table-cell>
          <table:table-cell table:style-name="ce10" table:formula="of:=&quot;${goto &quot;&amp;[.L$8]&amp;&quot;}&quot;" office:value-type="string" office:string-value="${goto 285}">
            <text:p>${goto 285}</text:p>
          </table:table-cell>
          <table:table-cell table:style-name="ce21" office:value-type="string">
            <text:p>/media/warez</text:p>
          </table:table-cell>
          <table:table-cell table:style-name="ce10" table:formula="of:=&quot;${goto &quot;&amp;[.N$8]&amp;&quot;}&quot;" office:value-type="string" office:string-value="${goto 405}">
            <text:p>${goto 405}</text:p>
          </table:table-cell>
          <table:table-cell table:style-name="ce22" table:formula="of:=&quot;${fs_bar 10,50 &quot;&amp;[.M15]&amp;&quot;}&quot;" office:value-type="string" office:string-value="${fs_bar 10,50 /media/warez}">
            <text:p>${fs_bar 10,50 /media/warez}</text:p>
          </table:table-cell>
          <table:table-cell table:style-name="ce10" table:formula="of:=&quot;${goto &quot;&amp;[.P$8]&amp;&quot;}&quot;" office:value-type="string" office:string-value="${goto 465}">
            <text:p>${goto 465}</text:p>
          </table:table-cell>
          <table:table-cell table:style-name="ce22" table:formula="of:=&quot;${fs_size &quot;&amp;[.M15]&amp;&quot;}&quot;" office:value-type="string" office:string-value="${fs_size /media/warez}">
            <text:p>${fs_size /media/warez}</text:p>
          </table:table-cell>
          <table:table-cell table:style-name="ce10" table:formula="of:=&quot;${goto &quot;&amp;[.R$8]&amp;&quot;}&quot;" office:value-type="string" office:string-value="${goto 525}">
            <text:p>${goto 525}</text:p>
          </table:table-cell>
          <table:table-cell table:style-name="ce32" table:formula="of:=&quot;${fs_free_perc &quot;&amp;[.M15]&amp;&quot;} %&quot;" office:value-type="string" office:string-value="${fs_free_perc /media/warez} %">
            <text:p>${fs_free_perc /media/warez} %</text:p>
          </table:table-cell>
          <table:table-cell table:style-name="ce10" table:formula="of:=&quot;${goto &quot;&amp;[.T$8]&amp;&quot;}&quot;" office:value-type="string" office:string-value="${goto 565}">
            <text:p>${goto 565}</text:p>
          </table:table-cell>
          <table:table-cell table:style-name="ce23" table:formula="of:=&quot;${fs_free &quot;&amp;[.M15]&amp;&quot;}&quot;" office:value-type="string" office:string-value="${fs_free /media/warez}">
            <text:p>${fs_free /media/warez}</text:p>
          </table:table-cell>
          <table:table-cell table:style-name="ce10" table:formula="of:=&quot;${goto &quot;&amp;[.V$8]&amp;&quot;}&quot;" office:value-type="string" office:string-value="${goto 635}">
            <text:p>${goto 635}</text:p>
          </table:table-cell>
          <table:table-cell table:style-name="ce33" table:formula="of:=&quot;${diskiograph &quot;&amp;[.Q5]&amp;&quot; 10,50 &quot;&amp;[.$W$2]&amp;&quot; &quot;&amp;[.$W$3]&amp;&quot; -t -l}&quot;" office:value-type="string" office:string-value="${diskiograph sdc 10,50 ffffff ff0000 -t -l}">
            <text:p>${diskiograph sdc 10,50 ffffff ff0000 -t -l}</text:p>
          </table:table-cell>
          <table:table-cell table:style-name="ce10" table:formula="of:=&quot;${goto &quot;&amp;[.X$8]&amp;&quot;}&quot;" office:value-type="string" office:string-value="${goto 735}">
            <text:p>${goto 735}</text:p>
          </table:table-cell>
          <table:table-cell table:style-name="ce21" office:value-type="string">
            <text:p>local ip:</text:p>
          </table:table-cell>
          <table:table-cell table:style-name="ce10" table:formula="of:=&quot;${goto &quot;&amp;[.Z$8]&amp;&quot;}&quot;" office:value-type="string" office:string-value="${goto 815}">
            <text:p>${goto 815}</text:p>
          </table:table-cell>
          <table:table-cell table:style-name="ce21" office:value-type="string">
            <text:p>${addr eth0}</text:p>
          </table:table-cell>
          <table:table-cell table:style-name="ce10" table:formula="of:=&quot;${goto &quot;&amp;[.AB$8]&amp;&quot;}&quot;" office:value-type="string" office:string-value="${goto 945}">
            <text:p>${goto 945}</text:p>
          </table:table-cell>
          <table:table-cell table:style-name="ce21" office:value-type="string">
            <text:p>${if_mpd_playing}${mpd_artist} - ${mpd_title}${endif}</text:p>
          </table:table-cell>
          <table:table-cell table:style-name="ce10" table:formula="of:=&quot;${goto &quot;&amp;[.AD$8]&amp;&quot;}&quot;" office:value-type="string" office:string-value="${goto 1175}">
            <text:p>${goto 1175}</text:p>
          </table:table-cell>
          <table:table-cell table:style-name="ce35" table:formula="of:=&quot;${top &quot;&amp;[.AE$8]&amp;&quot; &quot;&amp;[.$AE5]&amp;&quot;}&quot;" office:value-type="string" office:string-value="${top name 5}">
            <text:p>${top name 5}</text:p>
          </table:table-cell>
          <table:table-cell table:style-name="ce10" table:formula="of:=&quot;${goto &quot;&amp;[.AF$8]&amp;&quot;}&quot;" office:value-type="string" office:string-value="${goto 1295}">
            <text:p>${goto 1295}</text:p>
          </table:table-cell>
          <table:table-cell table:style-name="ce23" table:formula="of:=&quot;${top &quot;&amp;[.AG$8]&amp;&quot; &quot;&amp;[.$AE5]&amp;&quot;} %&quot;" office:value-type="string" office:string-value="${top cpu 5} %">
            <text:p>${top cpu 5} %</text:p>
          </table:table-cell>
          <table:table-cell table:style-name="ce10" table:formula="of:=&quot;${goto &quot;&amp;[.AH$8]&amp;&quot;}&quot;" office:value-type="string" office:string-value="${goto 1365}">
            <text:p>${goto 1365}</text:p>
          </table:table-cell>
          <table:table-cell table:style-name="ce23" table:formula="of:=&quot;${top &quot;&amp;[.AI$8]&amp;&quot; &quot;&amp;[.$AE5]&amp;&quot;} %&quot;" office:value-type="string" office:string-value="${top mem 5} %">
            <text:p>${top mem 5} %</text:p>
          </table:table-cell>
          <table:table-cell table:style-name="ce10" table:formula="of:=&quot;${goto &quot;&amp;[.AJ$8]&amp;&quot;}&quot;" office:value-type="string" office:string-value="${goto 1435}">
            <text:p>${goto 1435}</text:p>
          </table:table-cell>
          <table:table-cell table:style-name="ce35" table:formula="of:=&quot;${top &quot;&amp;[.AK$8]&amp;&quot; &quot;&amp;[.$AE5]&amp;&quot;}&quot;" office:value-type="string" office:string-value="${top pid 5}">
            <text:p>${top pid 5}</text:p>
          </table:table-cell>
          <table:table-cell table:style-name="ce10" table:formula="of:=&quot;${goto &quot;&amp;[.AL$8]&amp;&quot;}&quot;" office:value-type="string" office:string-value="${goto 1505}">
            <text:p>${goto 1505}</text:p>
          </table:table-cell>
          <table:table-cell table:style-name="ce35" table:formula="of:=&quot;${top &quot;&amp;[.AM$8]&amp;&quot; &quot;&amp;[.$AE5]&amp;&quot;} %&quot;" office:value-type="string" office:string-value="${top io_perc 5} %">
            <text:p>${top io_perc 5} %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61"/>
          <table:table-cell table:number-columns-repeated="920"/>
        </table:table-row>
        <table:table-row table:style-name="ro2" table:number-rows-repeated="2">
          <table:table-cell table:number-columns-repeated="4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>
          <table:table-cell table:number-columns-repeated="2"/>
          <table:table-cell table:style-name="ce11" office:value-type="string">
            <text:p>printf "="; echo 'for i in {A..Z} {A..C}{A..Z} ; do printf "%s8&amp;" $i; done' | bash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>
          <table:table-cell table:number-columns-repeated="2"/>
          <table:table-cell table:style-name="ce12" office:value-type="string">
            <text:p>=A8&amp;B8&amp;C8&amp;D8&amp;E8&amp;F8&amp;G8&amp;H8&amp;I8&amp;J8&amp;K8&amp;L8&amp;M8&amp;N8&amp;O8&amp;P8&amp;Q8&amp;R8&amp;S8&amp;T8&amp;U8&amp;V8&amp;W8&amp;X8&amp;Y8&amp;Z8&amp;AA8&amp;AB8&amp;AC8&amp;AD8&amp;AE8&amp;AF8&amp;AG8&amp;AH8&amp;AI8&amp;AJ8&amp;AK8&amp;AL8&amp;AM8&amp;AN8&amp;AO8&amp;AP8&amp;AQ8&amp;AR8&amp;AS8&amp;AT8&amp;AU8&amp;AV8&amp;AW8&amp;AX8&amp;AY8&amp;AZ8&amp;BA8&amp;BB8&amp;BC8&amp;BD8&amp;BE8&amp;BF8&amp;BG8&amp;BH8&amp;BI8&amp;BJ8&amp;BK8&amp;BL8&amp;BM8&amp;BN8&amp;BO8&amp;BP8&amp;BQ8&amp;BR8&amp;BS8&amp;BT8&amp;BU8&amp;BV8&amp;BW8&amp;BX8&amp;BY8&amp;BZ8&amp;CA8&amp;CB8&amp;CC8&amp;CD8&amp;CE8&amp;CF8&amp;CG8&amp;CH8&amp;CI8&amp;CJ8&amp;CK8&amp;CL8&amp;CM8&amp;CN8&amp;CO8&amp;CP8&amp;CQ8&amp;CR8&amp;CS8&amp;CT8&amp;CU8&amp;CV8&amp;CW8&amp;CX8&amp;CY8&amp;CZ8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 table:number-rows-repeated="2">
          <table:table-cell table:number-columns-repeated="4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3">
          <table:table-cell/>
          <table:table-cell table:style-name="ce6"/>
          <table:table-cell table:style-name="ce13" office:value-type="string">
            <text:p>Copy these cells into your ~/.conkyrc below the keyword „TEXT“</text:p>
          </table:table-cell>
          <table:table-cell table:style-name="ce17" table:number-columns-repeated="4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 table:number-columns-repeated="2"/>
          <table:table-cell table:style-name="ce26" table:number-columns-repeated="4"/>
          <table:table-cell table:number-columns-repeated="981"/>
        </table:table-row>
        <table:table-row table:style-name="ro4">
          <table:table-cell table:style-name="ce3"/>
          <table:table-cell/>
          <table:table-cell table:style-name="ce14" table:formula="of:=[.C9]&amp;[.D9]&amp;[.E9]&amp;[.F9]&amp;[.G9]&amp;[.H9]&amp;[.I9]&amp;[.J9]&amp;[.K9]&amp;[.L9]&amp;[.M9]&amp;[.N9]&amp;[.O9]&amp;[.P9]&amp;[.Q9]&amp;[.R9]&amp;[.S9]&amp;[.T9]&amp;[.U9]&amp;[.V9]&amp;[.W9]&amp;[.X9]&amp;[.Y9]&amp;[.Z9]&amp;[.AA9]&amp;[.AB9]&amp;[.AC9]&amp;[.AD9]&amp;[.AE9]&amp;[.AF9]&amp;[.AG9]&amp;[.AH9]&amp;[.AI9]&amp;[.AJ9]&amp;[.AK9]&amp;[.AL9]&amp;[.AM9]&amp;[.AN9]&amp;[.AO9]&amp;[.AP9]&amp;[.AQ9]&amp;[.AR9]&amp;[.AS9]&amp;[.AT9]&amp;[.AU9]&amp;[.AV9]&amp;[.AW9]&amp;[.AX9]&amp;[.AY9]&amp;[.AZ9]&amp;[.BA9]&amp;[.BB9]&amp;[.BC9]&amp;[.BD9]&amp;[.BE9]&amp;[.BF9]&amp;[.BG9]&amp;[.BH9]&amp;[.BI9]&amp;[.BJ9]&amp;[.BK9]&amp;[.BL9]&amp;[.BM9]&amp;[.BN9]&amp;[.BO9]&amp;[.BP9]&amp;[.BQ9]&amp;[.BR9]&amp;[.BS9]&amp;[.BT9]&amp;[.BU9]&amp;[.BV9]&amp;[.BW9]&amp;[.BX9]&amp;[.BY9]&amp;[.BZ9]&amp;[.CA9]&amp;[.CB9]&amp;[.CC9]&amp;[.CD9]&amp;[.CE9]&amp;[.CF9]&amp;[.CG9]&amp;[.CH9]&amp;[.CI9]&amp;[.CJ9]&amp;[.CK9]&amp;[.CL9]&amp;[.CM9]&amp;[.CN9]&amp;[.CO9]&amp;[.CP9]&amp;[.CQ9]&amp;[.CR9]&amp;[.CS9]&amp;[.CT9]&amp;[.CU9]&amp;[.CV9]&amp;[.CW9]&amp;[.CX9]&amp;[.CY9]&amp;[.CZ9]" office:value-type="string" office:string-value="${font Monospace:size=12}${goto 5}INFO: ${goto 285}DISK:${goto 735}NETWORK:${goto 945}TIME:${goto 1175}PROC:${font Monospace:size=9} count: ${processes}${goto 1295}   load: ${loadavg}${goto 1365}">
            <text:p>${font Monospace:size=12}${goto 5}INFO: ${goto 285}DISK:${goto 735}NETWORK:${goto 945}TIME:${goto 1175}PROC:${font Monospace:size=9} count: ${processes}${goto 1295} <text:s text:c="2"/>load: ${loadavg}${goto 1365}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4">
          <table:table-cell table:style-name="ce3"/>
          <table:table-cell/>
          <table:table-cell table:style-name="ce14" table:formula="of:=[.C10]&amp;[.D10]&amp;[.E10]&amp;[.F10]&amp;[.G10]&amp;[.H10]&amp;[.I10]&amp;[.J10]&amp;[.K10]&amp;[.L10]&amp;[.M10]&amp;[.N10]&amp;[.O10]&amp;[.P10]&amp;[.Q10]&amp;[.R10]&amp;[.S10]&amp;[.T10]&amp;[.U10]&amp;[.V10]&amp;[.W10]&amp;[.X10]&amp;[.Y10]&amp;[.Z10]&amp;[.AA10]&amp;[.AB10]&amp;[.AC10]&amp;[.AD10]&amp;[.AE10]&amp;[.AF10]&amp;[.AG10]&amp;[.AH10]&amp;[.AI10]&amp;[.AJ10]&amp;[.AK10]&amp;[.AL10]&amp;[.AM10]&amp;[.AN10]&amp;[.AO10]&amp;[.AP10]&amp;[.AQ10]&amp;[.AR10]&amp;[.AS10]&amp;[.AT10]&amp;[.AU10]&amp;[.AV10]&amp;[.AW10]&amp;[.AX10]&amp;[.AY10]&amp;[.AZ10]&amp;[.BA10]&amp;[.BB10]&amp;[.BC10]&amp;[.BD10]&amp;[.BE10]&amp;[.BF10]&amp;[.BG10]&amp;[.BH10]&amp;[.BI10]&amp;[.BJ10]&amp;[.BK10]&amp;[.BL10]&amp;[.BM10]&amp;[.BN10]&amp;[.BO10]&amp;[.BP10]&amp;[.BQ10]&amp;[.BR10]&amp;[.BS10]&amp;[.BT10]&amp;[.BU10]&amp;[.BV10]&amp;[.BW10]&amp;[.BX10]&amp;[.BY10]&amp;[.BZ10]&amp;[.CA10]&amp;[.CB10]&amp;[.CC10]&amp;[.CD10]&amp;[.CE10]&amp;[.CF10]&amp;[.CG10]&amp;[.CH10]&amp;[.CI10]&amp;[.CJ10]&amp;[.CK10]&amp;[.CL10]&amp;[.CM10]&amp;[.CN10]&amp;[.CO10]&amp;[.CP10]&amp;[.CQ10]&amp;[.CR10]&amp;[.CS10]&amp;[.CT10]&amp;[.CU10]&amp;[.CV10]&amp;[.CW10]&amp;[.CX10]&amp;[.CY10]&amp;[.CZ10]" office:value-type="string" office:string-value="${font Monospace:size=9}${goto 5}user:${goto 85}${exec whoami}${goto 405}used${goto 465}size${goto 525}free${goto 635}i/o${goto 735}host:${goto 815}${nodename}${goto 945}${time %H:%M}  ${time %d/%m/%Y}${goto 1175}name${goto 1295}  cpu${goto 1365}  mem${goto 1435}  pid${goto 1505}  i/o">
            <text:p>${font Monospace:size=9}${goto 5}user:${goto 85}${exec whoami}${goto 405}used${goto 465}size${goto 525}free${goto 635}i/o${goto 735}host:${goto 815}${nodename}${goto 945}${time %H:%M} <text:s/>${time %d/%m/%Y}${goto 1175}name${goto 1295} <text:s/>cpu${goto 1365} <text:s/>mem${goto 1435} <text:s/>pid${goto 1505} <text:s/>i/o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4">
          <table:table-cell table:style-name="ce3"/>
          <table:table-cell/>
          <table:table-cell table:style-name="ce14" table:formula="of:=[.C11]&amp;[.D11]&amp;[.E11]&amp;[.F11]&amp;[.G11]&amp;[.H11]&amp;[.I11]&amp;[.J11]&amp;[.K11]&amp;[.L11]&amp;[.M11]&amp;[.N11]&amp;[.O11]&amp;[.P11]&amp;[.Q11]&amp;[.R11]&amp;[.S11]&amp;[.T11]&amp;[.U11]&amp;[.V11]&amp;[.W11]&amp;[.X11]&amp;[.Y11]&amp;[.Z11]&amp;[.AA11]&amp;[.AB11]&amp;[.AC11]&amp;[.AD11]&amp;[.AE11]&amp;[.AF11]&amp;[.AG11]&amp;[.AH11]&amp;[.AI11]&amp;[.AJ11]&amp;[.AK11]&amp;[.AL11]&amp;[.AM11]&amp;[.AN11]&amp;[.AO11]&amp;[.AP11]&amp;[.AQ11]&amp;[.AR11]&amp;[.AS11]&amp;[.AT11]&amp;[.AU11]&amp;[.AV11]&amp;[.AW11]&amp;[.AX11]&amp;[.AY11]&amp;[.AZ11]&amp;[.BA11]&amp;[.BB11]&amp;[.BC11]&amp;[.BD11]&amp;[.BE11]&amp;[.BF11]&amp;[.BG11]&amp;[.BH11]&amp;[.BI11]&amp;[.BJ11]&amp;[.BK11]&amp;[.BL11]&amp;[.BM11]&amp;[.BN11]&amp;[.BO11]&amp;[.BP11]&amp;[.BQ11]&amp;[.BR11]&amp;[.BS11]&amp;[.BT11]&amp;[.BU11]&amp;[.BV11]&amp;[.BW11]&amp;[.BX11]&amp;[.BY11]&amp;[.BZ11]&amp;[.CA11]&amp;[.CB11]&amp;[.CC11]&amp;[.CD11]&amp;[.CE11]&amp;[.CF11]&amp;[.CG11]&amp;[.CH11]&amp;[.CI11]&amp;[.CJ11]&amp;[.CK11]&amp;[.CL11]&amp;[.CM11]&amp;[.CN11]&amp;[.CO11]&amp;[.CP11]&amp;[.CQ11]&amp;[.CR11]&amp;[.CS11]&amp;[.CT11]&amp;[.CU11]&amp;[.CV11]&amp;[.CW11]&amp;[.CX11]&amp;[.CY11]&amp;[.CZ11]" office:value-type="string" office:string-value="${font Monospace:size=9}${goto 5}kernel:${goto 85}${kernel} ${machine}${goto 285}/${goto 405}${fs_bar 10,50 /}${goto 465}${fs_size /}${goto 525}${fs_free_perc /} %${goto 565}${fs_free /}${goto 635}${diskiograph sda 10,50 ffffff ff0000 -t -l}${goto 735}up:${goto 815}${upspeedgraph eth0 10,50 ffffff ff0000 -t -l}  ${upspeed}${goto 945}${time %A}, ${time %d} ${time %B} ${time %Y}${goto 1175}${top name 1}${goto 1295}${top cpu 1} %${goto 1365}${top mem 1} %${goto 1435}${top pid 1}${goto 1505}${top io_perc 1} %">
            <text:p>${font Monospace:size=9}${goto 5}kernel:${goto 85}${kernel} ${machine}${goto 285}/${goto 405}${fs_bar 10,50 /}${goto 465}${fs_size /}${goto 525}${fs_free_perc /} %${goto 565}${fs_free /}${goto 635}${diskiograph sda 10,50 ffffff ff0000 -t -l}${goto 735}up:${goto 815}${upspeedgraph eth0 10,50 ffffff ff0000 -t -l} <text:s/>${upspeed}${goto 945}${time %A}, ${time %d} ${time %B} ${time %Y}${goto 1175}${top name 1}${goto 1295}${top cpu 1} %${goto 1365}${top mem 1} %${goto 1435}${top pid 1}${goto 1505}${top io_perc 1} %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4">
          <table:table-cell table:style-name="ce3"/>
          <table:table-cell/>
          <table:table-cell table:style-name="ce14" table:formula="of:=[.C12]&amp;[.D12]&amp;[.E12]&amp;[.F12]&amp;[.G12]&amp;[.H12]&amp;[.I12]&amp;[.J12]&amp;[.K12]&amp;[.L12]&amp;[.M12]&amp;[.N12]&amp;[.O12]&amp;[.P12]&amp;[.Q12]&amp;[.R12]&amp;[.S12]&amp;[.T12]&amp;[.U12]&amp;[.V12]&amp;[.W12]&amp;[.X12]&amp;[.Y12]&amp;[.Z12]&amp;[.AA12]&amp;[.AB12]&amp;[.AC12]&amp;[.AD12]&amp;[.AE12]&amp;[.AF12]&amp;[.AG12]&amp;[.AH12]&amp;[.AI12]&amp;[.AJ12]&amp;[.AK12]&amp;[.AL12]&amp;[.AM12]&amp;[.AN12]&amp;[.AO12]&amp;[.AP12]&amp;[.AQ12]&amp;[.AR12]&amp;[.AS12]&amp;[.AT12]&amp;[.AU12]&amp;[.AV12]&amp;[.AW12]&amp;[.AX12]&amp;[.AY12]&amp;[.AZ12]&amp;[.BA12]&amp;[.BB12]&amp;[.BC12]&amp;[.BD12]&amp;[.BE12]&amp;[.BF12]&amp;[.BG12]&amp;[.BH12]&amp;[.BI12]&amp;[.BJ12]&amp;[.BK12]&amp;[.BL12]&amp;[.BM12]&amp;[.BN12]&amp;[.BO12]&amp;[.BP12]&amp;[.BQ12]&amp;[.BR12]&amp;[.BS12]&amp;[.BT12]&amp;[.BU12]&amp;[.BV12]&amp;[.BW12]&amp;[.BX12]&amp;[.BY12]&amp;[.BZ12]&amp;[.CA12]&amp;[.CB12]&amp;[.CC12]&amp;[.CD12]&amp;[.CE12]&amp;[.CF12]&amp;[.CG12]&amp;[.CH12]&amp;[.CI12]&amp;[.CJ12]&amp;[.CK12]&amp;[.CL12]&amp;[.CM12]&amp;[.CN12]&amp;[.CO12]&amp;[.CP12]&amp;[.CQ12]&amp;[.CR12]&amp;[.CS12]&amp;[.CT12]&amp;[.CU12]&amp;[.CV12]&amp;[.CW12]&amp;[.CX12]&amp;[.CY12]&amp;[.CZ12]" office:value-type="string" office:string-value="${font Monospace:size=9}${goto 5}cpu1:${goto 85}${freq 1} MHz${goto 165}${cpugraph cpu1 10,50 ffffff ff0000 -t -l}${goto 235}${cpu cpu1} %${goto 285}/home${goto 405}${fs_bar 10,50 /home}${goto 465}${fs_size /home}${goto 525}${fs_free_perc /home} %${goto 565}${fs_free /home}${goto 635}${diskiograph sda 10,50 ffffff ff0000 -t -l}${goto 735}down:${goto 815}${downspeedgraph eth0 10,50 ffffff ff0000  -t -l}  ${downspeed}${goto 1175}${top name 2}${goto 1295}${top cpu 2} %${goto 1365}${top mem 2} %${goto 1435}${top pid 2}${goto 1505}${top io_perc 2} %">
            <text:p>${font Monospace:size=9}${goto 5}cpu1:${goto 85}${freq 1} MHz${goto 165}${cpugraph cpu1 10,50 ffffff ff0000 -t -l}${goto 235}${cpu cpu1} %${goto 285}/home${goto 405}${fs_bar 10,50 /home}${goto 465}${fs_size /home}${goto 525}${fs_free_perc /home} %${goto 565}${fs_free /home}${goto 635}${diskiograph sda 10,50 ffffff ff0000 -t -l}${goto 735}down:${goto 815}${downspeedgraph eth0 10,50 ffffff ff0000 <text:s/>-t -l} <text:s/>${downspeed}${goto 1175}${top name 2}${goto 1295}${top cpu 2} %${goto 1365}${top mem 2} %${goto 1435}${top pid 2}${goto 1505}${top io_perc 2} %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4">
          <table:table-cell table:style-name="ce3"/>
          <table:table-cell/>
          <table:table-cell table:style-name="ce14" table:formula="of:=[.C13]&amp;[.D13]&amp;[.E13]&amp;[.F13]&amp;[.G13]&amp;[.H13]&amp;[.I13]&amp;[.J13]&amp;[.K13]&amp;[.L13]&amp;[.M13]&amp;[.N13]&amp;[.O13]&amp;[.P13]&amp;[.Q13]&amp;[.R13]&amp;[.S13]&amp;[.T13]&amp;[.U13]&amp;[.V13]&amp;[.W13]&amp;[.X13]&amp;[.Y13]&amp;[.Z13]&amp;[.AA13]&amp;[.AB13]&amp;[.AC13]&amp;[.AD13]&amp;[.AE13]&amp;[.AF13]&amp;[.AG13]&amp;[.AH13]&amp;[.AI13]&amp;[.AJ13]&amp;[.AK13]&amp;[.AL13]&amp;[.AM13]&amp;[.AN13]&amp;[.AO13]&amp;[.AP13]&amp;[.AQ13]&amp;[.AR13]&amp;[.AS13]&amp;[.AT13]&amp;[.AU13]&amp;[.AV13]&amp;[.AW13]&amp;[.AX13]&amp;[.AY13]&amp;[.AZ13]&amp;[.BA13]&amp;[.BB13]&amp;[.BC13]&amp;[.BD13]&amp;[.BE13]&amp;[.BF13]&amp;[.BG13]&amp;[.BH13]&amp;[.BI13]&amp;[.BJ13]&amp;[.BK13]&amp;[.BL13]&amp;[.BM13]&amp;[.BN13]&amp;[.BO13]&amp;[.BP13]&amp;[.BQ13]&amp;[.BR13]&amp;[.BS13]&amp;[.BT13]&amp;[.BU13]&amp;[.BV13]&amp;[.BW13]&amp;[.BX13]&amp;[.BY13]&amp;[.BZ13]&amp;[.CA13]&amp;[.CB13]&amp;[.CC13]&amp;[.CD13]&amp;[.CE13]&amp;[.CF13]&amp;[.CG13]&amp;[.CH13]&amp;[.CI13]&amp;[.CJ13]&amp;[.CK13]&amp;[.CL13]&amp;[.CM13]&amp;[.CN13]&amp;[.CO13]&amp;[.CP13]&amp;[.CQ13]&amp;[.CR13]&amp;[.CS13]&amp;[.CT13]&amp;[.CU13]&amp;[.CV13]&amp;[.CW13]&amp;[.CX13]&amp;[.CY13]&amp;[.CZ13]" office:value-type="string" office:string-value="${font Monospace:size=9}${goto 5}cpu2:${goto 85}${freq 2} MHz${goto 165}${cpugraph cpu2 10,50 ffffff ff0000 -t -l}${goto 235}${cpu cpu2} %${goto 285}/media/datadisk${goto 405}${fs_bar 10,50 /media/datadisk}${goto 465}${fs_size /media/datadisk}${goto 525}${fs_free_perc /media/datadisk} %${goto 565}${fs_free /media/datadisk}${goto 635}${diskiograph sdb 10,50 ffffff ff0000 -t -l}${goto 735}total up:${goto 815}${totalup eth0}${goto 945}uptime: ${uptime}${goto 1175}${top name 3}${goto 1295}${top cpu 3} %${goto 1365}${top mem 3} %${goto 1435}${top pid 3}${goto 1505}${top io_perc 3} %">
            <text:p>${font Monospace:size=9}${goto 5}cpu2:${goto 85}${freq 2} MHz${goto 165}${cpugraph cpu2 10,50 ffffff ff0000 -t -l}${goto 235}${cpu cpu2} %${goto 285}/media/datadisk${goto 405}${fs_bar 10,50 /media/datadisk}${goto 465}${fs_size /media/datadisk}${goto 525}${fs_free_perc /media/datadisk} %${goto 565}${fs_free /media/datadisk}${goto 635}${diskiograph sdb 10,50 ffffff ff0000 -t -l}${goto 735}total up:${goto 815}${totalup eth0}${goto 945}uptime: ${uptime}${goto 1175}${top name 3}${goto 1295}${top cpu 3} %${goto 1365}${top mem 3} %${goto 1435}${top pid 3}${goto 1505}${top io_perc 3} %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4">
          <table:table-cell table:style-name="ce3"/>
          <table:table-cell/>
          <table:table-cell table:style-name="ce14" table:formula="of:=[.C14]&amp;[.D14]&amp;[.E14]&amp;[.F14]&amp;[.G14]&amp;[.H14]&amp;[.I14]&amp;[.J14]&amp;[.K14]&amp;[.L14]&amp;[.M14]&amp;[.N14]&amp;[.O14]&amp;[.P14]&amp;[.Q14]&amp;[.R14]&amp;[.S14]&amp;[.T14]&amp;[.U14]&amp;[.V14]&amp;[.W14]&amp;[.X14]&amp;[.Y14]&amp;[.Z14]&amp;[.AA14]&amp;[.AB14]&amp;[.AC14]&amp;[.AD14]&amp;[.AE14]&amp;[.AF14]&amp;[.AG14]&amp;[.AH14]&amp;[.AI14]&amp;[.AJ14]&amp;[.AK14]&amp;[.AL14]&amp;[.AM14]&amp;[.AN14]&amp;[.AO14]&amp;[.AP14]&amp;[.AQ14]&amp;[.AR14]&amp;[.AS14]&amp;[.AT14]&amp;[.AU14]&amp;[.AV14]&amp;[.AW14]&amp;[.AX14]&amp;[.AY14]&amp;[.AZ14]&amp;[.BA14]&amp;[.BB14]&amp;[.BC14]&amp;[.BD14]&amp;[.BE14]&amp;[.BF14]&amp;[.BG14]&amp;[.BH14]&amp;[.BI14]&amp;[.BJ14]&amp;[.BK14]&amp;[.BL14]&amp;[.BM14]&amp;[.BN14]&amp;[.BO14]&amp;[.BP14]&amp;[.BQ14]&amp;[.BR14]&amp;[.BS14]&amp;[.BT14]&amp;[.BU14]&amp;[.BV14]&amp;[.BW14]&amp;[.BX14]&amp;[.BY14]&amp;[.BZ14]&amp;[.CA14]&amp;[.CB14]&amp;[.CC14]&amp;[.CD14]&amp;[.CE14]&amp;[.CF14]&amp;[.CG14]&amp;[.CH14]&amp;[.CI14]&amp;[.CJ14]&amp;[.CK14]&amp;[.CL14]&amp;[.CM14]&amp;[.CN14]&amp;[.CO14]&amp;[.CP14]&amp;[.CQ14]&amp;[.CR14]&amp;[.CS14]&amp;[.CT14]&amp;[.CU14]&amp;[.CV14]&amp;[.CW14]&amp;[.CX14]&amp;[.CY14]&amp;[.CZ14]" office:value-type="string" office:string-value="${font Monospace:size=9}${goto 5}memory:${goto 85}${memmax}${goto 165}${memgraph 10,50 ffffff ff0000 -t -l}${goto 235}${memperc} %${goto 285}/media/misc${goto 405}${fs_bar 10,50 /media/misc}${goto 465}${fs_size /media/misc}${goto 525}${fs_free_perc /media/misc} %${goto 565}${fs_free /media/misc}${goto 635}${diskiograph sda 10,50 ffffff ff0000 -t -l}${goto 735}total down:${goto 815}${totaldown eth0}${goto 945}mpd: ${mpd_status}${goto 1175}${top name 4}${goto 1295}${top cpu 4} %${goto 1365}${top mem 4} %${goto 1435}${top pid 4}${goto 1505}${top io_perc 4} %">
            <text:p>${font Monospace:size=9}${goto 5}memory:${goto 85}${memmax}${goto 165}${memgraph 10,50 ffffff ff0000 -t -l}${goto 235}${memperc} %${goto 285}/media/misc${goto 405}${fs_bar 10,50 /media/misc}${goto 465}${fs_size /media/misc}${goto 525}${fs_free_perc /media/misc} %${goto 565}${fs_free /media/misc}${goto 635}${diskiograph sda 10,50 ffffff ff0000 -t -l}${goto 735}total down:${goto 815}${totaldown eth0}${goto 945}mpd: ${mpd_status}${goto 1175}${top name 4}${goto 1295}${top cpu 4} %${goto 1365}${top mem 4} %${goto 1435}${top pid 4}${goto 1505}${top io_perc 4} %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4">
          <table:table-cell table:style-name="ce3"/>
          <table:table-cell/>
          <table:table-cell table:style-name="ce14" table:formula="of:=[.C15]&amp;[.D15]&amp;[.E15]&amp;[.F15]&amp;[.G15]&amp;[.H15]&amp;[.I15]&amp;[.J15]&amp;[.K15]&amp;[.L15]&amp;[.M15]&amp;[.N15]&amp;[.O15]&amp;[.P15]&amp;[.Q15]&amp;[.R15]&amp;[.S15]&amp;[.T15]&amp;[.U15]&amp;[.V15]&amp;[.W15]&amp;[.X15]&amp;[.Y15]&amp;[.Z15]&amp;[.AA15]&amp;[.AB15]&amp;[.AC15]&amp;[.AD15]&amp;[.AE15]&amp;[.AF15]&amp;[.AG15]&amp;[.AH15]&amp;[.AI15]&amp;[.AJ15]&amp;[.AK15]&amp;[.AL15]&amp;[.AM15]&amp;[.AN15]&amp;[.AO15]&amp;[.AP15]&amp;[.AQ15]&amp;[.AR15]&amp;[.AS15]&amp;[.AT15]&amp;[.AU15]&amp;[.AV15]&amp;[.AW15]&amp;[.AX15]&amp;[.AY15]&amp;[.AZ15]&amp;[.BA15]&amp;[.BB15]&amp;[.BC15]&amp;[.BD15]&amp;[.BE15]&amp;[.BF15]&amp;[.BG15]&amp;[.BH15]&amp;[.BI15]&amp;[.BJ15]&amp;[.BK15]&amp;[.BL15]&amp;[.BM15]&amp;[.BN15]&amp;[.BO15]&amp;[.BP15]&amp;[.BQ15]&amp;[.BR15]&amp;[.BS15]&amp;[.BT15]&amp;[.BU15]&amp;[.BV15]&amp;[.BW15]&amp;[.BX15]&amp;[.BY15]&amp;[.BZ15]&amp;[.CA15]&amp;[.CB15]&amp;[.CC15]&amp;[.CD15]&amp;[.CE15]&amp;[.CF15]&amp;[.CG15]&amp;[.CH15]&amp;[.CI15]&amp;[.CJ15]&amp;[.CK15]&amp;[.CL15]&amp;[.CM15]&amp;[.CN15]&amp;[.CO15]&amp;[.CP15]&amp;[.CQ15]&amp;[.CR15]&amp;[.CS15]&amp;[.CT15]&amp;[.CU15]&amp;[.CV15]&amp;[.CW15]&amp;[.CX15]&amp;[.CY15]&amp;[.CZ15]" office:value-type="string" office:string-value="${font Monospace:size=9}${goto 5}swap:${goto 85}${swapmax}${goto 165}${swapbar 10,50}${goto 235}${swapperc} %${goto 285}/media/warez${goto 405}${fs_bar 10,50 /media/warez}${goto 465}${fs_size /media/warez}${goto 525}${fs_free_perc /media/warez} %${goto 565}${fs_free /media/warez}${goto 635}${diskiograph sdc 10,50 ffffff ff0000 -t -l}${goto 735}local ip:${goto 815}${addr eth0}${goto 945}${if_mpd_playing}${mpd_artist} - ${mpd_title}${endif}${goto 1175}${top name 5}${goto 1295}${top cpu 5} %${goto 1365}${top mem 5} %${goto 1435}${top pid 5}${goto 1505}${top io_perc 5} %">
            <text:p>${font Monospace:size=9}${goto 5}swap:${goto 85}${swapmax}${goto 165}${swapbar 10,50}${goto 235}${swapperc} %${goto 285}/media/warez${goto 405}${fs_bar 10,50 /media/warez}${goto 465}${fs_size /media/warez}${goto 525}${fs_free_perc /media/warez} %${goto 565}${fs_free /media/warez}${goto 635}${diskiograph sdc 10,50 ffffff ff0000 -t -l}${goto 735}local ip:${goto 815}${addr eth0}${goto 945}${if_mpd_playing}${mpd_artist} - ${mpd_title}${endif}${goto 1175}${top name 5}${goto 1295}${top cpu 5} %${goto 1365}${top mem 5} %${goto 1435}${top pid 5}${goto 1505}${top io_perc 5} %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A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6">16.10.2010</text:date>, <text:time>11:23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0-10-11T21:12:53</meta:creation-date>
    <dc:date>2010-10-16T11:23:31</dc:date>
    <dc:creator>andre </dc:creator>
    <meta:editing-duration>PT15H16M27S</meta:editing-duration>
    <meta:editing-cycles>119</meta:editing-cycles>
    <meta:generator>OpenOffice.org/3.2$Unix OpenOffice.org_project/320m12$Build-9483</meta:generator>
    <meta:document-statistic meta:table-count="3" meta:cell-count="802" meta:object-count="0"/>
  </office:meta>
</office:document-meta>
</file>